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hsb" fo:country="DE"/>
    </style:style>
    <style:style style:name="P2" style:family="paragraph" style:parent-style-name="Standard">
      <style:paragraph-properties fo:break-before="page"/>
      <style:text-properties fo:language="hsb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učnozć na wučomn. (St. 1.) swj. Marka. Khryztus kšćeny, prěduje, 51 </text:p>
      <text:p text:style-name="P1">15. A woni wzawši te pjenjezy činjachu, kaž běchu nawučeni. A ta sama ryč je rosnjesena pola Zidow hač do dźensnišeho dnja. </text:p>
      <text:p text:style-name="P1">16. Cźi jidnaće wučomnizy pak dźěchu do Galilejzkeje na tu horu, hdźež běše jich Jezus zkazał. </text:p>
      <text:p text:style-name="P1">17. A jako jeho widźichu, modlachu woni so k njemu; ale někotzi nje⸗ wězći woztachu. Luk. 24, 52. Tekzt na njedźelu Cantate. III. </text:p>
      <text:p text:style-name="P1">18. [A Jezus pšiztupiwši ryče⸗ še z nimi a dźeše: Mi je data wšitka móz w njebjesach a na zemi; St. 11, 27. </text:p>
      <text:p text:style-name="P1">19. Teho dla dźiće a wučće wšitkichpóhanow a kšćiće jich w tym mjenje teho Wótza a teho Ssyna a teho swjateho Ducha; Mark. 16, 15. </text:p>
      <text:p text:style-name="P1">20. A wučće jich wšitko dźeržeć, štož ja wam pši⸗ kazał sym. A hlaj, ja sym pola was wšitke dny, hač do zkón⸗ čenja teho swěta.| (Hamjeń.) St. 18, 20. Sćenje swjateho Marka. Prěni ztaw. Khryztus, wot Jana kšćeny, bu zpytany, prěduje, powoła wučomnikow a hoji khorych. </text:p>
      <text:p text:style-name="P1">1. To je započatk teho evange⸗ liona wot Jezom Khryzta teho Ssyna Božeho, </text:p>
      <text:p text:style-name="P1">2. Jako pisane zteji w prophetach: Hlaj, ja pózćelu swojeho jandźela prjedy tebje, kotryž by twój puć pšed tobu pšihotował. Mal. 3, 1. </text:p>
      <text:p text:style-name="P1">3. Prědarja hłós je w puzćinje: Pšihotujće puć teho Knjeza, čiń⸗ će jeho šćežki rune. Jez. 40, 3. Mat. 3, 3. Luk: 3, 4. Jan:1,23. </text:p>
      <text:p text:style-name="P1">4. Jan tón běše w puzćinje, kšćiše a prědowaše wot kšće⸗ nizy teje pokuty na wodawanje hrěchow. </text:p>
      <text:p text:style-name="P1">5. A k njemu dźěše won zyła židowzka zemja a Jeruzalemčenjo, a buchu wšitzy wot njeho kšćeni we Jordanzkej rězy a wuznachu swoje hrěchi. </text:p>
      <text:p text:style-name="P1">6. Jan pak běše woblečeny z kamjelzkimi włosami a měješe ko žany pas na swojich bjedrach a jě dźiše zkóčki a lěsny měd; Mat. 3, 4. 3 Mójz. 11, 22. </text:p>
      <text:p text:style-name="P1">7. A prědowaše a dźeše: Jedyn dźe za mnu, kotryž je sylniši dyžli ja, kotremuž ja dozć njejsym, zo N. t. bych ja so pšed nim dele khilał a te rjemjenje jeho črijow roswjazał; Mat. 3, 11. </text:p>
      <text:p text:style-name="P1">8. Ja kšću was z wodu, ale wón budźe was ze swjatym Du⸗ chom kšćić. </text:p>
      <text:p text:style-name="P1">9. A poda so w tym samym času, zo Jezus z Galilejzkeje wot Nazaretha pšińdźe a bu kšćeny wot Jana we Jordanje. Mat. 3, 16. Luk. 3, 21. </text:p>
      <text:p text:style-name="P1">10. A hnydom wuztupi wón (Jan) z wody a widźeše njebjesa wote⸗ wrjene a teho Ducha, jako hołbja, na njeho dele pšińdźo. Jan. 1, 32. </text:p>
      <text:p text:style-name="P1">11. A zta so hłós z njebjes: Ty sy mój luby Ssyn, na kotrymž ja mam dobre zpodobanje. Mat. 3, 17. Luk. 9, 35. </text:p>
      <text:p text:style-name="P1">12. A hnydom honješe jeho Duch do puzćiny. Mai. 4, 1. Luk. 4, 1. </text:p>
      <text:p text:style-name="P1">13. A běše tam w tej puzćinje štyrzyći dnjow a bě zpytany wot zatana. A běše pola zwěriny, a jandźeljo jemu słužachu. </text:p>
      <text:p text:style-name="P1">14. Jako pak Jan běše do ja⸗ ztwa podaty, pšińdźe Jezus do Galilejzkeje, prědowaše to evan⸗ gelion wot kraleztwa Božeho, Mat. 4, 17. Luk. 4, 15. </text:p>
      <text:p text:style-name="P1">15. A dźeše: Cžas je dopjel⸗ njeny, a kraleztwo Bože je so 4 (85) </text:p>
      <text:p text:style-name="P2"><text:s/></text:p>
      <text:p text:style-name="P1">----------------------------------- https://digital.slub-dresden.de/data/kitodo/BibltojeZ_478590679/BibltojeZ_478590679_tif/jpegs/00001357.tif.large.jpg ----------------------------------------------------------- </text:p>
      <text:p text:style-name="P1">52 wuhna Sćenje (1. zt.) čertow, pšibližało; čińće pokutu a wěŕće evangelionej. </text:p>
      <text:p text:style-name="P1">16. Jako wón pak pši Galilej⸗ zkim morju khodźeše, wuhlada wón Schimana a Handrija, jeho bratra, zo wonaj syće do morja ćizkaš⸗ taj (pšetož wonaj běštaj rybakaj). Mat. 4, 18. 21. Łuł. 5, 2. </text:p>
      <text:p text:style-name="P1">17. A Jezus dźeše k nimaj: Pój⸗ taj za mnu; ja chzu činić, zo bu⸗ dźetaj člowjekow rybakaj. </text:p>
      <text:p text:style-name="P1">18. A hnydom wopušćištaj wonaj swoje syće a dźěštaj za nim. </text:p>
      <text:p text:style-name="P1">19. A jako wón běše trochu tam preč wotešoł, wuhlada wón Ja⸗ kuba, Zebedeoweho syna, a Jana, jeho bratra, płatajo swoje syće we łódźi; Mat. 4, 21. </text:p>
      <text:p text:style-name="P1">20. A na mězće wón jeju zawoła. A wonaj wopušćištaj swojeho nana Zžebedea we łódźi a tych na⸗ jatych a dźěštaj za nim. </text:p>
      <text:p text:style-name="P1">21. A woni dźěchu do Kapernau⸗ ma; a hnydom na sabat dźěše wón do šule a wučeše. </text:p>
      <text:p text:style-name="P1">22. A woni dźiwachu so jara na jeho wučbje; pšetož wón wučeše jich móznje a niz jako pismawu⸗ čeni. Mat. 7, 28. Luk. 4, 32. </text:p>
      <text:p text:style-name="P1">23. A w jich šuli běše člowjek z nječiztym duchom wobsynjeny, tón wołaše, Luk. 4, 33. </text:p>
      <text:p text:style-name="P1">24. A dźeše: Schto mamy my z tobu, Jezu Nazarenzki? Ssy ty pšišoł nas zkazyć? Ja wěm, štó ty sy, tón swjaty Boži. St. 5, 7. </text:p>
      <text:p text:style-name="P1">25. A Jezus pohrozy jemu a dźe⸗ še: Mjelč a wuńdź z teho člo⸗ wjeka! St. 9, 25. </text:p>
      <text:p text:style-name="P1">26. A tón nječizty duch torhaše jeho a wołaše z wulkim hłosom a wuńdźe z njeho. </text:p>
      <text:p text:style-name="P1">27. A woni so wšitzy jara dźi⸗ wachu, tak zo woni so bjes sobu woprašowachu a dźachu: Schto je to? Kajka je to nowa wučba? Wón tež roskazuje z mozu nječiztym ducham, a woni jeho posłuchaju. </text:p>
      <text:p text:style-name="P1">28. A na mězće bě wot njeho słyšane po wšitkich Galilejzkich mjezach. </text:p>
      <text:p text:style-name="P1">29. A woni dźěchu hnydom z teje šule a pšińdźechu do Schimano⸗ weje a Handrijoweje khěže, z Jaku⸗ bom a z Janom. </text:p>
      <text:p text:style-name="P1">30. A Schimanowa pšichodna mać ležeše a měješe zymnu; a na mězće prajachu woni jemu wot njeje. </text:p>
      <text:p text:style-name="P1">31. A wón pšiztupiwši pozběh⸗ nu ju horje a dźeržeše ju za ruku; a ta zymna ju hnydom wopušći, a wona jim słužeše. </text:p>
      <text:p text:style-name="P1">32. Na wječor pak, jako słónzo běše zašło, pšinjesechu woni k njemu wšelkich khorych a wobsy⸗ njenych. </text:p>
      <text:p text:style-name="P1">33. A zyłe mězto zhromadźi so k durjam. </text:p>
      <text:p text:style-name="P1">34. A wón pomhaše wjele lu⸗ dźom, kotziž běchu na wšelke kho⸗ rozće khori, a wuhna wjele čertow a njewotpušći čertam ryčeć; pšetož woni jeho znajachu. Sap. k 16, 17. 18. </text:p>
      <text:p text:style-name="P1">35. A rano do dnja ztanu wón a wunńdźe a woteńdźe na puzte mězto a činješe tam swoju modlitwu. Luk. 4, 42. </text:p>
      <text:p text:style-name="P1">36. A za nim khwatachu Schiman a ći, kotziž pši nim běchu; </text:p>
      <text:p text:style-name="P1">37. A jako jeho namakachu, dźachu woni k njemu: Wšitzy će pytaju. </text:p>
      <text:p text:style-name="P1">38. A wón dźeše k nim: Pójmy do tych bližšich měztkow, zo bych ja tam tež prědował; pšetož na to sym ja pšišoł. Luk. 4, 43. </text:p>
      <text:p text:style-name="P1">39. A wón prědowaše we jich šulach po zyłej Galilejzkej zemi a honješe čertow won. </text:p>
      <text:p text:style-name="P1">40. A někajki wusadny pšińdźe k njemu, tón prošeše jeho, po⸗ klaknu pšed nim a dźeše k njemu: Chzeš⸗li jeno, dha móžeš ty mje wučizćić. </text:p>
      <text:p text:style-name="P1">41. A Jezusej běše žel, pšeztrě ruku, dótknu so jeho a dźeše k nje⸗ mu: Ja chzu, budź wučizćeny. </text:p>
      <text:p text:style-name="P2"><text:s/></text:p>
      <text:p text:style-name="P1">----------------------------------- https://digital.slub-dresden.de/data/kitodo/BibltojeZ_478590679/BibltojeZ_478590679_tif/jpegs/00001358.tif.large.jpg ----------------------------------------------------------- </text:p>
      <text:p text:style-name="P1">wuztrowi jichtneho. (St.1. 2.) swj. Marka. Pozćenje. 53 </text:p>
      <text:p text:style-name="P1">42. A jako wón to dźeše, dźěše na mězće tón wusad wot njeho, a wón bě wučizćeny. </text:p>
      <text:p text:style-name="P1">43. A Jezus pohrozy jemu a ho⸗ nješe jeho hnydom wot sebje preč, </text:p>
      <text:p text:style-name="P1">44. A dźeše k njemu: Hladaj, zo ty nikomu ničo njeprajiš; ale dźi a pokaž so měšnikej a wopruj za swoje wučizćenje, štož Mójzas je pšikazał, k swědčenju na nich. 3 Mójz. 14, 2. </text:p>
      <text:p text:style-name="P1">45. Wón pak šedši won poča wjele wot teho ryčeć a tu wěz bjes ludźi pšinjezć, tak zo wón tam dale njemóžeše wjazy zjawnje do mězta nuts hić; ale wón běše wonkach w puztych měztach, a woni pšińdźechu k njemu ze wšěch ztro⸗ now. Luk. 5, 15. </text:p>
      <text:p text:style-name="P1">2. ztaw. Wo jichtnym; Mattheja powołanje a Khryztu⸗ sowe zamolwjenje pšećiwo Pharizejzkim. </text:p>
      <text:p text:style-name="P1">1. A po někotrych dnjach dźěše wón zaso do Kapernauma; a wono bě zhonjene, zo wón w khěži je. Mat. 9, 1. </text:p>
      <text:p text:style-name="P1">2. A jich wjele so hnydom k njemu zhromadźichu, tak zo woni mězta nje⸗ mějachu, tež niz wonkachpšed durje⸗ mi; a wón praješe jim to słowo. </text:p>
      <text:p text:style-name="P1">3. A někajzy k njemu pšińdźechu, kiž jichtneho pšinjesechu, kotryž běše wot štyrjoch njeseny. Mat. 9, 2. </text:p>
      <text:p text:style-name="P1">4. A jako woni njemóžachu pšed njeho pšińć luda dla, wotkrychu woni tu tzěchu, hdźež wón běše; a jako tu běchu roskopali, pušći⸗ chu woni to poslešćo dele, na kotrymž tón jichtny ležeše. </text:p>
      <text:p text:style-name="P1">5. Jako pak Jezus jich wěru wi⸗ dźeše, dźeše wón k temu jicht⸗ nemu: Mój syno, twoje hrěchi su tebi wodate. </text:p>
      <text:p text:style-name="P1">6. Někotzi pismawučeni pak bě⸗ chu, ći tam sedźichu a pomyslichu sebi w swojich wutrobach: </text:p>
      <text:p text:style-name="P1">7. Kak ryči tón tajke Bože ha⸗ njenje? Schtó móže hrěchi woda⸗ wać, khiba Bóh sam? </text:p>
      <text:p text:style-name="P1">8. A Jezus pózna hnydom w swojim Duchu, zo woni tak sami pši sebi pomyslichu, a dźeše k nim: Schto wy sebi to pomysliće w swojich wutrobach? Jan.2, 24. </text:p>
      <text:p text:style-name="P1">9. Schto je lóžše, prajić k temu jichtnemu: Tebi su twoje hrěchi wodate; abo prajić: Poztań, wzmi swoje poslešćo a khodź? </text:p>
      <text:p text:style-name="P1">10. So byšće pak wjedźili, zo člorózki syn móz ma, na zemi hrěchi wodawać, dźeše wón k temu jicht⸗ nemu: </text:p>
      <text:p text:style-name="P1">11. Ja ći praju, ztań horje, zběhń swoje poslešćo a dźi do swojeho doma. </text:p>
      <text:p text:style-name="P1">12. A na mězće ztanu wón, zběh⸗ nu swoje poslešćo a dźěše won pšed wšitkimi, tak zo wšitzy buchu zatorhnjeni a khwalachu Boha a dźachu: My to hišće nihdy njej⸗ smy widźili. </text:p>
      <text:p text:style-name="P1">13. A wón wuńdźe zaso k morju; a wšitkón lud pšińdźe k njemu, a wón jich wučeše. </text:p>
      <text:p text:style-name="P1">14. A jako wón nimo preč dźě⸗ še, wuhlada wón Levia, Alfeoweho syna, na złi sedźo a dźeše k nje⸗ mu: Pój za mnu. A wón ztanu a dźěše za nim. Mat. 9, o. Luk. 5, 27. </text:p>
      <text:p text:style-name="P1">15. A zta so, jako wón so k blidu synu we jeho khěži, synu so k blidu wjele złonikow a hrěšnikow z Je⸗ zusom a z jeho wučomnikami. Pšetož jich běše wjele, a běchu za nim šli. </text:p>
      <text:p text:style-name="P1">16. A jako pismawučeni a Phari⸗ zejzzy widźichu, zo wón z złonikami a z hrěšnikami jědźiše, dźachu woni k jeho wučomnikam: Cžoho dla jě a pije wón z złonikami a z hrěšnikami? </text:p>
      <text:p text:style-name="P1">17. A jako to Jezus słyšeše, dźeše wón k nim: Ssylni njepo⸗ trjebaju lěkarja, ale khori; ja sym pšišoł, hrěšnikow k poku⸗ će wołać, a niz prawych. Mat. 9, 13. Luk. 5,32. 1 Tim. 1, 15. </text:p>
      <text:p text:style-name="P1">18. A Jana a Pharizejzkich wu⸗ čomnizy pozćachu so čazto; a ně⸗ 27 </text:p>
      <text:p text:style-name="P2"><text:s/></text:p>
      <text:p text:style-name="P1">----------------------------------- https://digital.slub-dresden.de/data/kitodo/BibltojeZ_478590679/BibltojeZ_478590679_tif/jpegs/00001359.tif.large.jpg ----------------------------------------------------------- </text:p>
      <text:p text:style-name="P1">54 Ssabat. Sćenje (2. 3. zt.) Wuzkhnjena ruka. kotzi pšińdźechu a dźachu k njemu: Cžoho dla pozća so Janowi a Pharizejzzy wučomnizy, a twoji wučomnizy so njepozća? Mat. 9, 14. </text:p>
      <text:p text:style-name="P1">19. A Jezus dźeše k nim: Kak móža so kwasni hozćo pozćić, dokelž nawoženja pola nich je? Tak dołho hač nawoženju pši sebi maju, njemóža woni so pozćić. </text:p>
      <text:p text:style-name="P1">20. Cžas pak budźe pšińć, zo budźe nawoženja wot nich wzaty, a tehdy budźa woni so pozćić. </text:p>
      <text:p text:style-name="P1">21. A nichtó njepšišiwa zapłatu wot noweho płata k ztarej drazće; pšetož ta nowa zapłata so wšak wot ztareho wottorhnje, a dźěra bu⸗ dźe wjetša. mMat. o, 16. Łuł. 5, 36. </text:p>
      <text:p text:style-name="P1">22. A nichtó njepjelni mošt do ztareho sudobja; hewak dha tón mošt to sudobje rostorha, a tón mošt so wulije, a to sudobje wo⸗ zmje kónz. Ale mošt ma so do noweho sudobja linuć. </text:p>
      <text:p text:style-name="P1">23. A zta su, ako wón na sabat pšes žito dźěše, a jeho wučom⸗ nizy duzy počachu kłosy torhać. 5 Mójz. 23, 25. </text:p>
      <text:p text:style-name="P1">24. Duž dźachu ći Pharizejzzy k njemu: Hlaj, što činja twoji wu⸗ čomnizy na sabat, štož so nje⸗ słuša? </text:p>
      <text:p text:style-name="P1">25. A wón dźeše k nim: Njejzće wy nihdy lazowali, što Dapit či⸗ nješe, jako wón trjebaše a hłó⸗ dny běše, wón a tež kotziž z nim běchu? </text:p>
      <text:p text:style-name="P1">26. Kak wón do Božeho doma dźěše w času Abjathara, teho wyššeho měšnika, a jědźiše te poswjećene khlěby, kotrež wšak nichtó jězć njesmědźeše, khiba jeno měšnizy sami, a wón dawaše te same tež tym, kiž pši nim běchu? 1 Sam. 21, 6. 2 Mójz. 29, 32. </text:p>
      <text:p text:style-name="P1">27. A tež dźeše wón k nim: Ssa⸗ bat je člowjeka dla zčinjeny, a niz člowjek sabata dla. 5 Mójz. 5, 14. </text:p>
      <text:p text:style-name="P1">28. Teho dla je člorózki syn tež knjes na sabaće. Luk. 6, 5. </text:p>
      <text:p text:style-name="P1">3. ztaw. Wo wuzkhnjenej ruzy, Khryztusowym ćeknjenju, japoštołow powołanju, pismawučenych leztro⸗ wanju a wo Božich pšećelach. </text:p>
      <text:p text:style-name="P1">1. A wón dźěše zaso do šule; a tam běše člowjek, kiž měješe wuzkhnjenu ruku. Mat. 12, 9. 10. Luk. 6, 6. </text:p>
      <text:p text:style-name="P1">2. A woni kedźbowachu zkradźu na njeho, hač wón jeho tež na sabat zahojić budźe, tak zo bychu jeho wobzkoržili. </text:p>
      <text:p text:style-name="P1">3. A wón dźeše k temu člowje⸗ kej, kiž tu wuzkhnjenu ruku měješe: Pój sem bjes nas! </text:p>
      <text:p text:style-name="P1">4. A wón dźeše k nim: Hodźi so na sabat derje abo zlě činić? žiwjenje zdźeržeć abo morić? Ale woni mjelčachu. </text:p>
      <text:p text:style-name="P1">5. A wón pohlada z hněwom na nich wokoło a zrudźi so na jich wu⸗ troby twjerdozći a dźeše k temu člowjekej: Pšeztrě) swoju ruku. A wón ju pšeztrě, a ta sama jeho ruka bu čerztwa, jako ta druha. 1 Kral. 13, 6. </text:p>
      <text:p text:style-name="P1">6. A ći Pharizejzzy šedši won dźeržachu hnydom radu na njeho z Herodašowymi słužomnikami, kak bychu jeho zkónzowali. Mat. 12, 14. </text:p>
      <text:p text:style-name="P1">7. Ale Jezus wuztupi ze swojimi wučomnikami k morju, a wjele luda dźěše za nim z Galilejzkeje a ze Zidowzkeje, </text:p>
      <text:p text:style-name="P1">8. A z Jeruzalema a z Jdumejzkeje a wot tamneje ztrony teho Jordana a kotziž wokoło Tirusa a Sidona bydla, wulki lud, kotziž jeho zkutki słyšachu a pšińdźechu k njemu. </text:p>
      <text:p text:style-name="P1">9. A wón dźeše k swojim wu⸗ čomnikam, zo bychu jemu łódźičku hotowu měli teho luda dla, zo bychu jeho njećišćeli. </text:p>
      <text:p text:style-name="P1">10. Pšetož wón běše wjele lu⸗ dźi wuztrowił, tak zo woni jeho nad⸗ padźechu, zo bychu so jeho dótkli, wšitzy, kiž běchu jara khori. </text:p>
      <text:p text:style-name="P1">11. A nječizći duchojo, jako jeho widźichu, padźechu pšed nim dele, wołachu a dźachu: Ty sy Ssyn Boži. </text:p>
      <text:p text:style-name="P2"><text:s/></text:p>
      <text:p text:style-name="P1">----------------------------------- https://digital.slub-dresden.de/data/kitodo/BibltojeZ_478590679/BibltojeZ_478590679_tif/jpegs/00001360.tif.large.jpg ----------------------------------------------------------- </text:p>
      <text:p text:style-name="P1">Cźi dwanaćo. (St. 3. 4.) swj. Marka. Khryztusowa mać a bratzja. 55 </text:p>
      <text:p text:style-name="P1">12. A wón jim twjerdźe hrožeše, zo bychu jeho zjawneho nječinili. </text:p>
      <text:p text:style-name="P1">13. A wón dźěše na horu a za⸗ woła k sebi tych, kotrychž wón chzy⸗ še, a woni dźěchu k njemu. </text:p>
      <text:p text:style-name="P1">14. A wón wuztaji tych dwanaće, zo bychu pši nim byli a zo by wón jich won pósłał prědować, Mat. 10, 1. Luk 6, 13. St. 9, 1. </text:p>
      <text:p text:style-name="P1">15. A zo bychu móz měli khorozće zahojić a čertow won honić. </text:p>
      <text:p text:style-name="P1">16. A da Schimanej to mjeno Pětr; </text:p>
      <text:p text:style-name="P1">17. A Jakuba, syna Zebedeoweho, a Jana, Jakuboweho bratra; a da jimaj mjeno Boanerges, to je hri⸗ manja dźěći; </text:p>
      <text:p text:style-name="P1">18. A Handrija a Philippa a Bartroma a Mattheja a Thomaša a Jakuba, Alfejoweho syna, a Thad⸗ deja a Schimana Kananejzkeho, </text:p>
      <text:p text:style-name="P1">19. A Judaša Išariotha, ko⸗ tryž tež jeho pšeradźi. </text:p>
      <text:p text:style-name="P1">20. A woni pšińdźechu dom. A lud so zaso hromadu zeńdźe, tak zo woni tež njemóžachu khlěba po⸗ jězć. St. 6, 31. </text:p>
      <text:p text:style-name="P1">21. A jako to słyšachu, kiž jemu pšisłušachu, wuńdźechu woni, zo bychu jeho dźerželi; pšetož woni dźachu: pšińć. </text:p>
      <text:p text:style-name="P1">22. Pismawučeni pak, kotziž běchu z Jeruzalema dele pšišli, dźachu: Wón ma Beelzebuba, a pšes tych čertow wyššeho honi wón čer⸗ tow won. Mat. 9, 34. Luk. 11, 15. </text:p>
      <text:p text:style-name="P1">23. A wón zawoła jich k sebi a dźeše k nim w pširunanjach: Kak móže zatan zatana won honić? </text:p>
      <text:p text:style-name="P1">24. Hdyž kraleztwo samo ze sobu pšes jene njeje, dha njemóže to same kraleztwo wobztać. guk. 11, 17. </text:p>
      <text:p text:style-name="P1">25. A hdyž khěža sama ze sobu pšes jene njeje, dha njemóže ta sama khěža wobztać. </text:p>
      <text:p text:style-name="P1">26. A jeli zo zatan sam sebi je pšećiwny a ze sobu njeje pšes jene, njemóže wón wobztać, ale bjerje kónz. </text:p>
      <text:p text:style-name="P1">27. Nichtó njemóže sylnemu do Wón budźe wot rozoma jeho doma panuć a jeho grat jemu pobrać, khiba zo wón sylneho prjedy zwježe a potom hakle jeho khěžu wurubi. </text:p>
      <text:p text:style-name="P1">28. Sawěrnje, ja praju wam: Wšitke hrěchi budźa wodate člor⸗ zkim dźěćom, tež to Bože hanjenje, z kotrymžkuli woni Boha hanja; </text:p>
      <text:p text:style-name="P1">29. Schtóž pak swjateho Ducha hani, tón nima žaneho wodawanja wěčnje, ale je hódny wěčneho su⸗ dźenja. </text:p>
      <text:p text:style-name="P1">30. Pšetož woni dźachu, zo ma nječizteho ducha. Scht. 22. </text:p>
      <text:p text:style-name="P1">31. A jeho bratzjo a jeho mać pšińdźechu a pósłachu k njemu ztejo wonkach a dachu jeho zawołać. </text:p>
      <text:p text:style-name="P1">32. (A lud sedźeše wokoło njeho.) A woni dźachu k njemu: Hlaj, twoja mać a twoji bratzjo prašeju so wonkach za tobu. Luk. 8, 109. </text:p>
      <text:p text:style-name="P1">33. A wón wotmolwi jim a dźe⸗ še: Schtó je moja mać? abo ko⸗ tziž su moji bratzja? </text:p>
      <text:p text:style-name="P1">34. A wón pohlada koło wokoło so na tych wučomnikow, kiž wokoło njeho sedźichu, a dźeše: Hlaj, ći su moja mać a moji bratzja. </text:p>
      <text:p text:style-name="P1">35. Pšetož štóž Božu wolu čini, tón je mój bratr a moja so⸗ tra a moja mać. </text:p>
      <text:p text:style-name="P1">4. ztaw. Wšelake pširunanja; zpokojenje morja. </text:p>
      <text:p text:style-name="P1">1. A wón zaso poča wučić pši morju, a wjele luda so k njemu zhromadźi, tak zo wón dyrbješe do łódźe ztupić a na wodźe sedźić; wšitkón lud pak běše na zemi pši morju. </text:p>
      <text:p text:style-name="P1">2. A wón jich dołho wučeše pšes wšelke pširunanja. A w swojej wučbje dźeše wón k nim: </text:p>
      <text:p text:style-name="P1">3. Posłuchajće! Hlaj, syjeŕ wuń⸗ dźe, zo by rossywał. Mat. 13, 1. Luk. 8, 4. </text:p>
      <text:p text:style-name="P1">4. A poda so, jako wón rossy⸗ waše, padźe někotre pši puću; a te ptaki pod njebjesami pšińdźechu a zežrachu jo. </text:p>
      <text:p text:style-name="P2"><text:s/></text:p>
      <text:p text:style-name="P1">----------------------------------- https://digital.slub-dresden.de/data/kitodo/BibltojeZ_478590679/BibltojeZ_478590679_tif/jpegs/00001361.tif.large.jpg ----------------------------------------------------------- </text:p>
      <text:p text:style-name="P1"/>
      <text:p text:style-name="P1">56. Pširunanja Sćenje (4. zt.) a wukładowanje. </text:p>
      <text:p text:style-name="P1">5. Někotre pak padźe na zkałojte, hdźež wjele zemje njeměješe; a zeńdźe hnydom, teho dla, zo njemě⸗ ješe hłuboku zemju. </text:p>
      <text:p text:style-name="P1">6. Jako pak słónzo běše zešło, zwjadnu wone, a dokelž korjenja njeměješe, wuzkhnu wone. </text:p>
      <text:p text:style-name="P1">7. A někotre padźe bjes ćernje, a te ćernje rozćechu sobu a zdusychu jo a njepšinjese žaneho płoda. </text:p>
      <text:p text:style-name="P1">8. Někotre pak padźe na dobru zemju a pšinjese płód, kiž pši⸗ bjeraše a rozćeše; a pšinjese někotre tzizyći króć a někotre šězć dźesać króć a někotre zto króć. </text:p>
      <text:p text:style-name="P1">9. A wón dźeše k nim: Schtóž ma wuši k posłuchanju, tón po⸗ słuchaj. </text:p>
      <text:p text:style-name="P1">10. A jako wón sam běše, wo⸗ prašachu jeho ći, kiž pši nim běchu z tymi dwanaćimi, wo te same pširunanja. </text:p>
      <text:p text:style-name="P1">11. A wón dźeše k nim: Wam je date, zo byšće wjedźili te po⸗ tajnztwa Božeho kraleztwa; tym pak wonkach ztanje so wšitko pšes pširunanja, </text:p>
      <text:p text:style-name="P1">12. Tak zo bychu woni z widźazy⸗ maj wočomaj widźili a wšak nje⸗ póznali, a ze słyšazymaj wušo⸗ maj słyšeli a wšak njezrozymili, tak zo bychu so něhdźe njewobro⸗ ćili a jim jich hrěchi wodate byłe. Jez. 6, 9. 10. Mat. 13, 14. Luk. 8, 16. Jan. 12, 40. Jap. zk. 28, 26. Rom. 11, 8. </text:p>
      <text:p text:style-name="P1">13. A dale dźeše wón k nim: Njerozymiće wy to pširunanje, kak dha chzeće wy te druhe wšitke zrozymić? </text:p>
      <text:p text:style-name="P1">14. Tón syjeŕ rossywa to słowo. </text:p>
      <text:p text:style-name="P1">15. Cźi su pak, kiž pši puću su: hdźež to słowo rossyte budźe, a hdyž woni to su słyšeli, duž pšińdźe na mězće zatan a wozmje preč to słowo, kotrež do jich wu⸗ trobow běše wusyte. </text:p>
      <text:p text:style-name="P1">16. Tak tež ći su, kiž na zkałojte syći su: hdyž woni to słowo su słyšeli, wozmu woni to same hny⸗ dom z wjesełozću horje; </text:p>
      <text:p text:style-name="P1">17. A nimaju korjenja w sebi, ale su počasni; hdyž so horjo abo pšezćěhanje słowa dla zběhnje, woni so hnydom pohórša. </text:p>
      <text:p text:style-name="P1">18. A ći, kotziž bjes ćernje su syći, ći su: kiž to słowo słyša, St. 10, 23. 24. </text:p>
      <text:p text:style-name="P1">19. Ale ta ztarozć teho swěta a to jebate bohatztwo a wjele druhich žadozćow šedši nuts zduša to słowo, a tak bjes płodow woztanje. Luk 12, 15. 1 im. 6, 17. </text:p>
      <text:p text:style-name="P1">20. A ći su, kiž na dobru zemju su syći: kotziž to słowo słyša a wozmu to same horje a pšinjesu płody, někotry tzizyći króć a ně⸗ kotry šězć dźesać króć a někotry zto króć. </text:p>
      <text:p text:style-name="P1">21. A wón dźeše dale k nim: Saswěći tež štó swězu, tak zo by pod běrtl abo pod blido była zta⸗ jena? Njebudźe wona na swěćenk ztajena? Mat. 5, 15. Luk. 8, 16. St. 11, 33. </text:p>
      <text:p text:style-name="P1">22. Pšetož ničo njeje potajne, kotrež by njebyło zjewjene; a njeje ničo tak zkradźu, zo by njewušło. Mat. 10, 26. </text:p>
      <text:p text:style-name="P1">23. Jeli zo štó ma wuši k po⸗ słuchanju, tón posłuchaj. Mat. 11, 15. </text:p>
      <text:p text:style-name="P1">24. A dale wón dźeše k nim: Hlajće, što wy słyšiće. S kaj⸗ kejž měru wy měriće, z tajkej bu⸗ dźa wam zaso měrić; a budźa wam hišće pšidać, kiž wy to słyši⸗ će. Mat. 7, 2. Luk. 6, 38. </text:p>
      <text:p text:style-name="P1">25. Pšetož štóž ma, temu bu⸗ dźe date, a štóž nima, wot teho budźe tež wzate, štož wón ma. Luk. 19, 26. </text:p>
      <text:p text:style-name="P1">26. Tež dźeše wón: Bože krale⸗ ztwo ma so tak, runje jako by člo⸗ wjek symjo do zemje ćisnuł, </text:p>
      <text:p text:style-name="P1">27. A by zpał a ztawał wodnjo a w nozy, a to symjo by zešło a roztło, zo wón njewě; </text:p>
      <text:p text:style-name="P1">28. Pšetož zemja sama wot sebje pšinjese płody, najprjedy zelinu, </text:p>
      <text:p text:style-name="P2"><text:s/></text:p>
      <text:p text:style-name="P1">----------------------------------- https://digital.slub-dresden.de/data/kitodo/BibltojeZ_478590679/BibltojeZ_478590679_tif/jpegs/00001362.tif.large.jpg ----------------------------------------------------------- </text:p>
      <text:p text:style-name="P1">Wichor na morju. (St. 4. 5.) swj. Marka. Wobsynjeny. 57 potom kłós, potom połnu pšeńzu w kłosu. </text:p>
      <text:p text:style-name="P1">29. Hdyž wona pak płody je pši⸗ njesła, pózćele wón tam hnydom serp; pšetož žně su naztałe. </text:p>
      <text:p text:style-name="P1">30. Dale dźeše wón: Komu chze⸗ my my Bože kraleztwo pširunać? abo z kajkim pširunanjom chzemy my jo pširunać? </text:p>
      <text:p text:style-name="P1">31. Wone je jako žonopowe zorno; hdyž to same na rolu budźe wo⸗ syte, je wone to najmjeńše bje wšitkimi symjenjemi na zemi; Mat. 13, 31. Luk. 13, 19. </text:p>
      <text:p text:style-name="P1">32. Ale hdyž budźe wusyte, pši⸗ bjera wone a budźe wjetše, dyžli wšitka zelina, a pšinjese wulke hałozy, tak zo móža pod jeho khłód⸗ kom tych njebjesow ptaki sebi hně⸗ zda činić. </text:p>
      <text:p text:style-name="P1">33. A pšes wjele tajke pširu⸗ nanja praješe wón jim to słowo, kaž móžachu to same słyšeć. </text:p>
      <text:p text:style-name="P1">34. Bjes pširunanja pak nje⸗ ryčeše wón ničo k nim. Ale wosebje wón te wšitke swojim wučomnikam wułoži. </text:p>
      <text:p text:style-name="P1">35. A tón samy dźeń wječor dźeše wón k nim: Pšewjezmy so na druhu ztronu. </text:p>
      <text:p text:style-name="P1">36. A woni dachu so ludu rozeńć a wzachu jeho tak, kajkiž wón běše na łódźi; wono běše tež wjazy łó⸗ dźičkow pši nim. Mat. 8, 23. </text:p>
      <text:p text:style-name="P1">37. A wulki wichor so zběhnu a žołmy walichu so na łódź, tak zo bu ta łódź napjelnjena. Jon. 1, 4. 5. </text:p>
      <text:p text:style-name="P1">38. A wón běše z posledka we łódźi a zpaše na zahłwku. A woni zbudźichu jeho a dźachu k njemu: Mištrje, njeztaraš ty so wo to, zo my kónz wozmjemy? Mat. 8, 25. 26. </text:p>
      <text:p text:style-name="P1">39. A wón poztanu a pohrozy wětrej a dźeše k morju: Mjelč a woněm! A wětr pšezta a zta so wulka ćišina. </text:p>
      <text:p text:style-name="P1">40. A wón dźeše k nim: Kak zo so wy tak bojiće? Kak zo wy ža⸗ neje wěry nimaće? </text:p>
      <text:p text:style-name="P1">41. A woni so jara bojachu a dźachu bjes sobu: Schtó to je tón? Pšetož tež wětr a morjo ztaj jemu posłušnaj. Pj. 107, 25. 5., ztaw. Wo wobsynjenym, žonje, kotraž krwawu khorozć měješe, a Jairowej dźowčičzy. </text:p>
      <text:p text:style-name="P1">1. A woni pšińdźechu na tamnu ztronu teho morja, do Gadarenzkeho kraja. Mat. 8, 28. Luk. 8, 26. </text:p>
      <text:p text:style-name="P1">2. A jako wón z łódźe wuztupi, běžeše jemu hnydom napšećiwo z rowow člowjek, kotryž běše z nječiztym duchom wobsynjeny, </text:p>
      <text:p text:style-name="P1">3. Kotryž w rowach bydleše; a njemóžeše jeho nichtó zwjazać, tež niz z rjećazami. </text:p>
      <text:p text:style-name="P1">4. Pšetož wón běše čazto z putami a z rjećazami zwjazany był, a běše te rjećazy rostorhał a te puta rosłamał, a nichtó nje⸗ móžeše jeho zkludźić. </text:p>
      <text:p text:style-name="P1">5. A běše pšezo, wodnjo a w nozy, na horach a w rowach, wo⸗ łaše a biješe so sam z kamjenjemi. </text:p>
      <text:p text:style-name="P1">6. Jako wón pak Jezusa z daloka wuhlada, pšiběža wón a panu pšed nim dele, </text:p>
      <text:p text:style-name="P1">7. A wołaše z wulkim hłosom a dźeše: Schto mam ja z tobu činić, Jezu, ty Ssyno Boha wjeŕš⸗ neho? Ja će na Boha zaroću, zo by ty mje nječwilował. </text:p>
      <text:p text:style-name="P1">8. Wón pak dźeše k njemu: Wunńdź, ty nječizty ducho, z teho člowjeka! </text:p>
      <text:p text:style-name="P1">9. Duž wopraša jeho: Kajke maš ty mjeno? A wón wotmol⸗ wi a dźeše: Moje mjeno je legion, pšetož nas je wjele. </text:p>
      <text:p text:style-name="P1">10. A wón prošeše jeho jara, zo by jich z teho sameho kraja nje⸗ wuhnał. </text:p>
      <text:p text:style-name="P1">11. Wulke ztadło swinjow pak tam běše pši horach na paztwje. </text:p>
      <text:p text:style-name="P1">12. A ći čerći prošachu jeho wšitzy a dźachu: Pušć nas do tych swini, zo bychmy do nich za⸗ šli. </text:p>
      <text:p text:style-name="P2"><text:s/></text:p>
      <text:p text:style-name="P1">----------------------------------- https://digital.slub-dresden.de/data/kitodo/BibltojeZ_478590679/BibltojeZ_478590679_tif/jpegs/00001363.tif.large.jpg ----------------------------------------------------------- </text:p>
      <text:p text:style-name="P1">58 Zónzka Sćenje (5. zt.) z krwawej khorozću. </text:p>
      <text:p text:style-name="P1">13. A hnydom wotpušći to jim Jezus. A ći nječizći duchojo šed⸗ ši won dźěchu do tych swini, a to ztadło zkoči jene dobo dele do mo⸗ rja (wono běše jich pak pola dweju tawzynt) a tepichu so w morju. </text:p>
      <text:p text:style-name="P1">14. Cźi swinjazy paztyrjo pak ćeknychu a pšipowjedachu to w mězće a wsach. A woni wuńdźe⸗ chu, zo bychu wohladali, štož so běše ztało. </text:p>
      <text:p text:style-name="P1">15. A pšińdźechu k Jezusej a wi⸗ dźichu teho, kotryž běše wot čer⸗ tow był wobsynjeny, zo wón sedźe⸗ še a běše zwoblečeny a pši swo⸗ jim rozomje; a woni so bojachu. </text:p>
      <text:p text:style-name="P1">16. A kotziž to widźili běchu, po⸗ wjedachu jim, štož so z tym wob⸗ synjenym běše ztało, a to wot tych swini. </text:p>
      <text:p text:style-name="P1">17. A woni počachu jeho pro⸗ syć, zo by wón chzyk z jich mjezow wunńć. </text:p>
      <text:p text:style-name="P1">18. A jako wón do łódźe ztupi, prošeše jeho tón wobsynjeny, zo by mohł pola njeho być. </text:p>
      <text:p text:style-name="P1">19. Jezus pak jemu to njewot⸗ pušći, ale dźeše k njemu: Dźi ty dom k tym swojim a pšipo⸗ wjedaj jim, kajke wulke wězy tebi tón Knjes je činił a zo wón so na tebi je smilił. </text:p>
      <text:p text:style-name="P1">20. A wón woteńdźe a poča won wołać w tych dźesać měztach, kak wulke wězy jemu Jezus je činił. A wšitzy ludźo so dźiwachu. </text:p>
      <text:p text:style-name="P1">21. A jako so Jezus zaso we łó⸗ dźi pšewjeze na druhu ztronu, zhro⸗ madźi so wjele luda k njemu a bě⸗ še pši morju. </text:p>
      <text:p text:style-name="P1">22. A hlaj, k njemu pšińdźe je⸗ dyn tych wyššich wot šule, z mjenom Jairus. A jako jeho wi⸗ dźeše, padźe wón k jeho nohomaj, Mat. 9, 18. Luk. 8, 41. </text:p>
      <text:p text:style-name="P1">23. A prošeše jeho jara a dźe⸗ še: Moja dźowka je w poslenim zkónčenju; pój wšak a połož ruzy na nju, zo by wona wotkhoriła a žiwa była. </text:p>
      <text:p text:style-name="P1">24. A wón dźěše z nim; a wjele ludźi dźěše za nim, a woni jeho ćišćachu. </text:p>
      <text:p text:style-name="P1">25. A někajka žónzka tam běše, kotraž swoju krwawu khorozć dwa⸗ naće lět běše měła, 3 Mójz. 15, 25. Mat. 9, 20. </text:p>
      <text:p text:style-name="P1">26. A běše wjele ćeŕpiła wot wjele lěkarjow a wšitko swoje za⸗ móženje na to wułožiła, a njepom⸗ haše jej ničo, ale bě pšezo hórje z njej. </text:p>
      <text:p text:style-name="P1">27. Jako ta wot Jezusa słyše⸗ še, pšińdźe wona w ludu zady a dótknu so jeho drazty; ut. 8, 44. </text:p>
      <text:p text:style-name="P1">28. Pšetož wona běše prajiła: Hdy bych so ja jeno jeho drazty dótknyła, dha bych wotkhoriła. </text:p>
      <text:p text:style-name="P1">29. A na mězće wuzkhnu ta ztu⸗ dnja jeje krwě, a wona čuješe na žiwoće, zo je wot swojeje čwile zahojena. </text:p>
      <text:p text:style-name="P1">30. A na mězće, jako Jezus sam na sebi pózna, zo móz běše z njeho wušła, wobroći wón so k ludu a dźeše: Schtó je so mojeje drazty dótknuł? </text:p>
      <text:p text:style-name="P1">31. Ale jeho wučomnizy dźachu k njemu: Ty widźiš, zo će ludźo ćišća, a rjeknješ: Schtó je so mje dótknuł? </text:p>
      <text:p text:style-name="P1">32. A wón so wohlada za tej, kotraž to běše činiła. </text:p>
      <text:p text:style-name="P1">33. Ta žona so pak boješe a tšepjetaše (pšetož wona wje⸗ dźiše, štož so běše na njej ztało), pšińdźe a padźe pšed nim dele a powjedaše jemu wšitku prawdu. </text:p>
      <text:p text:style-name="P1">34. Wón dźeše pak k njej: Moja dźowka, twoja wěra je tebi pom⸗ hała; dźi z měrom a budź čerztwa wot swojeje čwile. </text:p>
      <text:p text:style-name="P1">35. Jako wón hišće tak ryče⸗ še, pšińdźechu někotzi wot čele⸗ dźe teho šulzkeho wyššeho a dźachu: Twoja dźowka je wumrjeła; što ty hišće teho mištra pró⸗ zuješ? </text:p>
      <text:p text:style-name="P1">36. Jezus pak hnydom wusłyša tu ryč, kiž běše ryčana, a dźeše </text:p>
      <text:p text:style-name="P2"><text:s/></text:p>
      <text:p text:style-name="P1">----------------------------------- https://digital.slub-dresden.de/data/kitodo/BibltojeZ_478590679/BibltojeZ_478590679_tif/jpegs/00001364.tif.large.jpg ----------------------------------------------------------- </text:p>
      <text:p text:style-name="P1">Jairowa dźowka. (St. 5. 6.) swj. Marka. Jan jaty 59 ktemu šulzkemu wyššemu: Nje⸗ bój, so; jeno wěŕ. Luk. 8, 50. </text:p>
      <text:p text:style-name="P1">4. Jezus pak dźeše k nim: Pro⸗ pheta nihdźe mjenje njepłaći, hač </text:p>
      <text:p text:style-name="P1">37. A njeda nikomu za sobu hić, w swojim wótznym kraju a domach hač jeno Pětrej a Jakubej a Janej, Jakubowemu bratrej. </text:p>
      <text:p text:style-name="P1">38. A wón pšińdźe do khěže teho šulzkeho wyššeho a widźeše tón ropot a kotziž jara płakachu a zkiwlachu. Jer. 4, 8. </text:p>
      <text:p text:style-name="P1">39. A wón dźeše k nim pši⸗ šedši nuts: Schto wy tajki ropot ćěriće a płačeće? To dźěćo njeje wumrjeło, ale zpi. Jan. 11, 11. </text:p>
      <text:p text:style-name="P1">40. A woni so jemu smějachu. Wón pak wuhna wšitkich a wza k sebi teho dźězća nana a maćeŕ a tych, kotziž z nim běchu, a dźěše nuts, hdźež to dźěćo ležeše. </text:p>
      <text:p text:style-name="P1">41. A wón pšija to dźěćo za ruku a dźeše k njemu: Talitha kumi, to je pšełožene: Holčatko, ja praju tebi, ztawaj! </text:p>
      <text:p text:style-name="P1">42. A na mězće poztanu to hol⸗ čatko a khodźeše wokoło; wone běše pak dwanaće lět ztare. A woni buchu jara zatorhnjeni. </text:p>
      <text:p text:style-name="P1">43. A wón jim twjerdźe zakaza, zo by nichtó wo tym njewjedźił, a dźeše, zo bychu jej jězć dali. </text:p>
      <text:p text:style-name="P1">6. ztaw. Khryztus bu zazpjeny, pózćele japoštołow won; Janej bu hłowa wotćata; dźiwne nasyćenje a pomoz. </text:p>
      <text:p text:style-name="P1">1. A wón wunńdźe tam a pšiń⸗ dźe do swojeho wótzneho kraja; a jeho wučomnizy dźěchu za nim. Mat. 13, 54. Luk. 4, 16. </text:p>
      <text:p text:style-name="P1">2. A jako sabat pšińdźe, poča wón wučić we jich šuli. A wjele, kiž posłuchachu, dźiwachu so jeho wučbje a dźachu: S wotkal ma tón tuto? A kajka je to mudrozć, kotraž jemu je data, zo tajke zkutki so pšes jeho ruzy ztanu? </text:p>
      <text:p text:style-name="P1">3. Njeje to tón ćěsla, Mariny syn, a bratr Jakubowy a Jozeso⸗ wy a Judašowy a Schimanowy? Njejsu tež jeho sotry tudy pola nas? A pohóršachu so na nim. Luk. 4, 22. swojich. Jan. 4, 44. . A wón njemóžeše tam žadyn * činić, khiba na mało khorych połoži wón ruzy a zahoji jich. </text:p>
      <text:p text:style-name="P1">6. A podźiwa so jich njewěrje. A wobkhodźi po měztkach wokoło a wučeše. </text:p>
      <text:p text:style-name="P1">7. A wón zawoła tych dwanaće a poča jich won pósłać po dwě⸗ maj a da jim móz nad nječiztymi duchami. Mat. 10, 1. </text:p>
      <text:p text:style-name="P1">8. A pšikaza jim, zo bychu ničo sobu na puć njebrali, khiba jeno kij, niz wačok, niz khlěba ani pje⸗ njezy w pasu; </text:p>
      <text:p text:style-name="P1">9. Ale zo bychu w črijach byli a so dwě sukni njewoblekli. </text:p>
      <text:p text:style-name="P1">10. A dźeše k nim: Hdźež wy do khěže pšińdźeće, tam wy woztańće, hač byšće tam zaso wotešli. </text:p>
      <text:p text:style-name="P1">11. A jeli zo někotzi was horje njewozmu ani was njeposłuchaju, tam wy preč dźiće a tšasće tež tón proch z wašich nohow, na swědčenje na nich. Sawěrnje, ja praju wam: Sodomzkim abo Go⸗ morzkim budźe na sudny dźeń lóže, dyžli tajkemu měztu. Mat: 10, 14. Luk. 9, 5. Jap. zk.13,51. </text:p>
      <text:p text:style-name="P1">12. A woni šedši won prědo⸗ wachu, zo bychu ludźo pokutu činili. </text:p>
      <text:p text:style-name="P1">13. A wuhnachu wjele čertow a žałbowachu wjele khorych z wolijom a wuztrowichu jich. Jak. 5, 14. </text:p>
      <text:p text:style-name="P1">14. A kral Herodaš słyšeše to (pšetož jeho mjeno běše zjawne zčinjene) a dźeše: Jan, tón kšće⸗ nik, je wot morwych ztanuł, a teho dla ztanu so tajke zkutki w nim. Mat. 14, 1. Luk. 9, 7. </text:p>
      <text:p text:style-name="P1">15. Někotzi pak dźachu: Wón je Elias; někotzi pak: Wón je propheta abo jedyn tych prophetow. </text:p>
      <text:p text:style-name="P1">16. Jako pak to Herodaš sły⸗ šeše, dźeše wón: To je Jan, kotremuž ja sym hłowu zćał; tón je wot morwych ztanuł. </text:p>
      <text:p text:style-name="P2"><text:s/></text:p>
      <text:p text:style-name="P1">----------------------------------- https://digital.slub-dresden.de/data/kitodo/BibltojeZ_478590679/BibltojeZ_478590679_tif/jpegs/00001365.tif.large.jpg ----------------------------------------------------------- </text:p>
      <text:p text:style-name="P1">60 a zkónzowany. Sćenje (6. zt.) Jezus </text:p>
      <text:p text:style-name="P1">17. Pšetož wón, Herodaš, bě⸗ še won pósłał, jimał Jana a jeho sadźił do jaztwa, Herodiady, Phi⸗ lippa, swojeho bratra, mandźelzkeje dla; pšetož wón běše ju za man⸗ dźelzku wzał. Luk. 3, 19. 20. </text:p>
      <text:p text:style-name="P1">18. Jan pak dźeše k Herodašej: Tebi so njesłuša, twojeho bratra mandźelzku měć. 3 Mójz. 18, 6. </text:p>
      <text:p text:style-name="P1">19. Herodias teho dla łakaše na njeho a chzyše jeho morić, ale njemóžeše. Tekzt na 5. njedźelu po tzjoch kralach. III. </text:p>
      <text:p text:style-name="P1">20. [Herodaš pak so Jana bo⸗ ješe, dokelž wón wjedźiše, zo wón prawy a swjaty muž běše, a wo⸗ barnowa jeho; a we wjele wězach e jeho a słyšeše jeho rad. </text:p>
      <text:p text:style-name="P1">21. Jako pak zprawny dźeń pšiń⸗ dźe, zo Herodaš wječeŕ hotowaše na swój narodny dźeń swojim wyššim a hejtmanam a tym wo⸗ sebnym w Galilejzkej; mMat. 14, 6. </text:p>
      <text:p text:style-name="P1">22. A nuts ztupi dźowka teje He⸗ rodiady a rejwaše; a to so Hero⸗ dašej lubješe a tym, kotziž za blidom sedźichu; duž dźeše tón kral k temu holčeću: Proš mje, za čož ty chzeš, ja chzu jo tebi dać. </text:p>
      <text:p text:style-name="P1">23. A pšisahnu so jej: Schtož ty mje budźeš prosyć, to chzu ja tebi dać hač do połojzy mojeho kraleztwa. </text:p>
      <text:p text:style-name="P1">24. Wona pak wuńdźe won a dźeše k swojej maćeri: Schto ja dyrbju prosyć? Ta dźeše: Pše hłowu Jana, teho kšćenika. </text:p>
      <text:p text:style-name="P1">25. A wona na mězće z khwata⸗ njom zańdźe nuts k kralej, proše⸗ še a dźeše: Ja chzu, zo by ty mi dał nětk hnydom na škli tu hłowu Jana, teho kšćenika. </text:p>
      <text:p text:style-name="P1">26. Tón kral bu zrudny; dha wšak teje pšisahi a tych dla, ko⸗ tziž za blidom sedźichu, njechaše wón jej zapowjedźić. </text:p>
      <text:p text:style-name="P1">27. A na mězće pósła tón kral wobwješerja a da jeho hłowu hew pšinjezć. Tón teho dla šedši tam zća jemu hłowu we jaztwje; </text:p>
      <text:p text:style-name="P1">28. A pšinjese jeho hłowu na škli a da ju temu holčeću; a to holčo da ju swojej maćeri. </text:p>
      <text:p text:style-name="P1">29. A jako to jeho wučomnizy słyšachu, pšińdźechu woni a wza⸗ chu jeho ćěło a zkhowachu jo do rowa.) </text:p>
      <text:p text:style-name="P1">30. A ći pósli pak zhromadźichu so zaso k Jezusej a zjewichu jemu to wšitko a štož běchu činili a wučili. Mat. 14, 13. Luk. 9, 10. </text:p>
      <text:p text:style-name="P1">31. A wón dźeše k nim: Pójće wy wosebje do puzćiny a wotpoč⸗ će trochu. Pšetož jich běše wjele, kotziž pšikhadźachu a wotkhadźachu, tak zo woni ani k jědźi khwile nje⸗ mějachu. </text:p>
      <text:p text:style-name="P1">32. A woni so wjezechu na łódźi do puzćiny wosebje. </text:p>
      <text:p text:style-name="P1">33. A ludźo jich widźichu, zo so preč wjezechu, a jich wjele jeho póznachu a běžachu tam pěši ze wšěch měztow, a pšińdźechu prjedy nich a zeńdźechu so k njemu. </text:p>
      <text:p text:style-name="P1">34. A Jezus šedši z łódźe won wuhlada tón wulki lud, a běše jemu žel teho sameho; pšetož woni běchu jako wowzy, kiž nimaju žaneho pa⸗ ztyrja. A wón poča jich wučić wjele wězow. Mat. 9, 36. </text:p>
      <text:p text:style-name="P1">35. A jako nětk chzyše zkoro wje⸗ čor być, pšiztupichu jeho wu⸗ čomnizy k njemu a dźachu: Tudy je puzćina a dźeń je so minuł; Mat. 14, 15. Luk. 9, 12. Jan. 6, 5. </text:p>
      <text:p text:style-name="P1">36. Rospušć jich, zo bychu woni duzy do wokolnych wsow a měztkow sebi khlěb kupili; pšetož woni ni⸗ maju ničo k jědźi. </text:p>
      <text:p text:style-name="P1">37. Wón pak wotmolwi a dźeše k nim: Dajće wy jim jězć. A woni dźachu k njemu: Mamy dha my hić a za dwě zćě krošow khlěba kupić a jim jězć dać? Jan. 6, 7. </text:p>
      <text:p text:style-name="P1">38. Wón pak dźeše k nim: Wjele khlěba wy maće? Dźiće a pohla⸗ dajće. A jako so běchu wobhonili, dźachu woni: Pjeć, a dwě rybje. </text:p>
      <text:p text:style-name="P2"><text:s/></text:p>
      <text:p text:style-name="P1">----------------------------------- https://digital.slub-dresden.de/data/kitodo/BibltojeZ_478590679/BibltojeZ_478590679_tif/jpegs/00001366.tif.large.jpg ----------------------------------------------------------- </text:p>
      <text:p text:style-name="P1">nasyći 5000 mužow, (St. 6. 7.) swj. Marka. khodźi po morju. 61 </text:p>
      <text:p text:style-name="P1">39. A wón pšikaza jim, zo bychu so wšitzy dele zesydali, jene połne blido po druhim, na zelenu trawu. </text:p>
      <text:p text:style-name="P1">40. A woni zesydachu so po rja⸗ du, zto a zto, pjeć dźesać a pjeć dźesać. </text:p>
      <text:p text:style-name="P1">41. A wón wza te pjeć pokroty a tej dwě rybje a pohlada do nje⸗ bjes, dźakowaše so a łamaše te khlěby a da je swojim wučomni⸗ kam, zo bychu jim prjódk kładli. A tej dwě rybje rosdźěli wón bjes wšitkich. </text:p>
      <text:p text:style-name="P1">42. A woni jědźichu wšitzy a buchu nasyćeni. </text:p>
      <text:p text:style-name="P1">43. A woni zebrachu kruškow khlě⸗ ba, dwanaće korbow połnych, a wot teju rybow (něšto). </text:p>
      <text:p text:style-name="P1">44. A běše tych, kotziž běchu jědli, pola pjeć tawzynt mužow. </text:p>
      <text:p text:style-name="P1">45. A hnydom pšinući wón swojich wučomnikow, zo bychu na łódź ztupili a prjedy njeho so pše⸗ wjezli do Bethzaidy, hač by wón tón lud rospušćił. Mat. 14, 22. Jan. 6, 17. </text:p>
      <text:p text:style-name="P1">46. A jako wón jich běše wot sebje preč pósłał, dźěše wón na horu, zo by so modlił. </text:p>
      <text:p text:style-name="P1">47. A jako wječor bu, běše ta łódź srjedźa na morju, wón pak sam na zemi. </text:p>
      <text:p text:style-name="P1">48. A wón widźeše, zo woni z wulkej prózu so wjezechu; pšetož wětr běše jim pšećiwny. Teho dla pši štwórtej nóznej waše pšińdźe wón k nim, khodźeše po morju a chzyše nimo nich prjedy pšińć. </text:p>
      <text:p text:style-name="P1">49. Jako pak woni widźichu, zo wón po morju khodźeše, měnjachu woni, zo je šerjenje, a zakši⸗ čachu; </text:p>
      <text:p text:style-name="P1">50. Pšetož wšitzy jeho widźichu a naztróžichu so. A na mězće ry⸗ češe wón z nimi a dźeše k nim: Budźće dobreje mysle; ja to sym, njebójće so. </text:p>
      <text:p text:style-name="P1">51. A wón ztupi k nim do łódźe, a tón wětr woćichnu. A woni so jara wulzy w sebi naztróžichu a dźiwachu so. St. 4, 39. </text:p>
      <text:p text:style-name="P1">52. Pšetož ničo rozomniši nje⸗ buchu nad tymi khlěbami, a jich wutroba běše ztwjerdnjena. </text:p>
      <text:p text:style-name="P1">53. A jako so pšewjezli běchu, pšińdźechu woni do Genezareth⸗ zkeho kraja, a tam woni tu łódź k brjohej pšiztajichu. Mat. 14, 34. </text:p>
      <text:p text:style-name="P1">54. A jako nětk z łódźe běchu wu⸗ šli, hnydom jeho ludźo póznachu; </text:p>
      <text:p text:style-name="P1">55. A woni, běžawši po wšit⸗ kim tym samym wokolnym kraju wokoło, počachu khorych na łožach wokoło nosyć, hdźež woni słyša⸗ chu, zo wón tam je. </text:p>
      <text:p text:style-name="P1">56. A hdźež wón dźěše do mězt⸗ kow abo do měztow abo do wsow, tam kładźechu woni khorych na tor⸗ hošćo a prošachu jeho, zo bychu so jeno teho wobruba jeho drazty dótkli. A kotziž so jeho dótkachu, ći buchu wuztrowjeni. </text:p>
      <text:p text:style-name="P1">7. ztaw. Wo hejchleŕztwje Pharizejzkich, póhanzkeje žony dźowčičzy, hłuchim a němym. </text:p>
      <text:p text:style-name="P1">1. A k njemu so zeńdźechu Pha⸗ rizejzzy a někotzi wot pismawuče⸗ nych, kotziž běchu z Jeruzalema pši⸗ šli. Mat. 15, 1. </text:p>
      <text:p text:style-name="P1">2. A jako woni widźichu, zo ně⸗ kotzi jeho wučomnikow z gmejn, to je z njemytymaj rukomaj khlěb jě⸗ dźichu, swarjachu woni na to. Luk. 11, 38. „3. Pšetož Pharizejzzy a wšitzy Zidźi njejědźa, khiba zo su sebi ruzy huzto zmyli, a dźerža tak tych ztar⸗ šich wuztajenja. </text:p>
      <text:p text:style-name="P1">4. A hdyž z torhošća pšińdu, njejědźa woni, khiba zo su so zmyli. A tych wězow je wjele, kotrež su horje wzali, zo chzedźa je dźeržeć, jako je wumyće tych piwnych su⸗ dobjow, tych karanow, tych khoporo⸗ wych sudobjow a tych blidow. </text:p>
      <text:p text:style-name="P1">5. Duž teho dla woprašachu jeho ći Pharizejzzy a pismawučeni: Cžoho dla njekhodźa twoji wučom⸗ </text:p>
      <text:p text:style-name="P2"><text:s/></text:p>
      <text:p text:style-name="P1">----------------------------------- https://digital.slub-dresden.de/data/kitodo/BibltojeZ_478590679/BibltojeZ_478590679_tif/jpegs/00001367.tif.large.jpg ----------------------------------------------------------- </text:p>
      <text:p text:style-name="P1">62 Pharizejzkich wašnje. Sćenje (7. zt.) Kananejzka žónzka. nizy po tych ztaršich jich wuztaje⸗ njach, ale jědźa khlěb z njemytymaj rukomaj? </text:p>
      <text:p text:style-name="P1">6. Wón pak wotmolwi a dźeše k nim: Derje je Jezajas wot was błudnikow wěšćił, jako je pisane: Tón lud čezći mje z hubomaj, ale jich wutroba je daloko wote mnje. Jez 29, 13. Mat. 15,7. </text:p>
      <text:p text:style-name="P1">7. Podarmo pak mi słuža, dokelž wuča tajke wučby, kotrež su člorw⸗ zke pšikaznje. </text:p>
      <text:p text:style-name="P1">8. Pšetož wy wopušćiće Bože pšikazanje a dźeržiće tych člowje⸗ kow wuztajenje, jako je to wumyće tych karanow a piwnych khanow; teho runja tajkich wězow druhich činiće wy wjele. </text:p>
      <text:p text:style-name="P1">9. A wón dźeše k nim: Wy či⸗ zće Bože pšikazanje zaćisnjeće, zo byšće waše wuztajenje dźerželi. </text:p>
      <text:p text:style-name="P1">10. Pšetož Mójzas je prajił: Cžezć swojeho nana a swoju ma⸗ ćeŕ, a štóž na nana abo na ma⸗ ćeŕ złe ryči, tón dyrbi smjerće wumrjeć. 2 Mójz. 20, 12. 5 Mójz. 5, 16. </text:p>
      <text:p text:style-name="P1">11. Wy pak wučiće: Hdyž štó rjeknje k nanej abo k maćeri: Kor⸗ ban (to je, hdyž ja to wopruju, dha je wone tebi wjele wužitniše), tón čini derje. </text:p>
      <text:p text:style-name="P1">12. A tak wy ničo wjazy nje⸗ wotpušćiće, zo by wón činił swojemu nanej abo swojej maćeri; </text:p>
      <text:p text:style-name="P1">13. A zběhnjeće Bože słowo pšes waše wuztajenje, kotrež wy zće wuztajili; a teho runja činiće wy wjele. </text:p>
      <text:p text:style-name="P1">14. A wón zawoła k sebi wšit⸗ kón lud a dźeše k nim: Posłuchaj⸗ će wšitzy na mnje a zrozyńće. Mat: 15, 10. </text:p>
      <text:p text:style-name="P1">15. Ničo njeje, kiž wonkach do člowjeka dźe, zo by jeho nječizteho činiło; ale štož wot njeho won dźe, to je, kiž člowjeka nječizteho čini. </text:p>
      <text:p text:style-name="P1">16. Ma⸗li štó wuši k posłucha⸗ nju, tón posłuchaj. Mat. 11, 15. St. 13, 9. </text:p>
      <text:p text:style-name="P1">17. A jako wón wot luda do khěže pšińdźe, woprašachu jeho jeho wučomnizy wo to pširunanje. Mat. 15, 15. </text:p>
      <text:p text:style-name="P1">18. A wón dźeše k nim: Sće wy dha tež tak njerozomni? Nje⸗ zrozymiće wy hišće, zo wšitko, štož wonkach je a do člowjeka dźe, to jeho njemóže nječizteho činić? </text:p>
      <text:p text:style-name="P1">19. Pšetož wone njeńdźe do jeho wutroby, ale do brjucha, a wuńdźe do wukhoda, hdźež wšitka jědź so wurjedźi. </text:p>
      <text:p text:style-name="P1">20. Wón pak dźeše: Schtož z člo⸗ wjeka wuńdźe, to same člowjeka nječizteho čini; </text:p>
      <text:p text:style-name="P1">21. Pšetož znutskach, z wutroby tych člowjekow, wuńdu złe mysle, mandźelztwo⸗łamanje, kurwaŕztwo, mordaŕztwo, </text:p>
      <text:p text:style-name="P1">22. Paduchztwo, lakomztwo, nje⸗ prawdozć, lesnozć, njepózćiwozć, złe woko, Bože hanjenje, pycha, nje⸗ mudrozć; </text:p>
      <text:p text:style-name="P1">23. Wšitke te złe wězy znutskach won wuńdu a činja člowjeka nje⸗ čizteho. </text:p>
      <text:p text:style-name="P1">24. A wón ztanu tam a woteńdźe do Tirizkich a Sidonzkich mjezow. A šedši do doma njechaše wón, zo by štó wo nim wjedźił, a wšak njemóžeše so potajić. Mat. 15, 21. </text:p>
      <text:p text:style-name="P1">25. Pšetož žona běše wot njeho słyšała, kotrejež (jejne) dźowčatko nječizteho ducha měješe; a pši⸗ šedši padźe dele k jeho nohomaj; </text:p>
      <text:p text:style-name="P1">26. (Ta žona pak běše Grichizka, Sirophönizizka z roda) a ta pro⸗ šeše jeho, zo by wón djaboła z jeje dźowki wuhnał. </text:p>
      <text:p text:style-name="P1">27. Jezus pak dźeše k njej: Njech so prjedy dźěći najědźa; pšetož wono njeje pěknje, zo so dźěćom khlěb wozmje a ćisnje so psam. Mat. 1d, 26. </text:p>
      <text:p text:style-name="P1">28. Wona pak wotmolwi a dźeše k njemu: Haj, Knježe, dha wšak tež jědźa te psyčatka pod blidom wot drjebjeńčkow tych dźěći. </text:p>
      <text:p text:style-name="P1">29. A wón dźeše k njej: Teho </text:p>
      <text:p text:style-name="P2"><text:s/></text:p>
      <text:p text:style-name="P1">----------------------------------- https://digital.slub-dresden.de/data/kitodo/BibltojeZ_478590679/BibltojeZ_478590679_tif/jpegs/00001368.tif.large.jpg ----------------------------------------------------------- </text:p>
      <text:p text:style-name="P1">Hłuchi. (St. 7. 8.) swj. Marka. Jezus nasyći 4000 mužow. 63 słowa dla dźi; čert je z twojeje dźowki wušoł. </text:p>
      <text:p text:style-name="P1">30. A wona woteńdźe do swojeho doma a namaka, zo tón čert běše wušoł, a zo ta dźowka na łožu ležeše. Sćenje na 12. njedźelu po swj. Trojizy. </text:p>
      <text:p text:style-name="P1">31. A jako wón zaso wuńdźe z Tirizkich a Sidonzkich mjezow, pšiń⸗ dźe wón k Galilejzkemu morju, srje⸗ dźa na mjezy tych dźesać měztow. Mat. 15, 20. </text:p>
      <text:p text:style-name="P1">32. A woni pšiwjedźechu k nje⸗ mu hłucheho, kiž němy běše, a prošachu jeho, zo by ruku na njeho połožił. Mat. 9, 32. Luk. 11, 14. </text:p>
      <text:p text:style-name="P1">33. A wón wza jeho wot luda wosebje, tyknu jemu swoje porzty do jeho wušow a wuplunu a dótknu so jeho jazyka. St. 8, 23. </text:p>
      <text:p text:style-name="P1">34. A pohlada horje k njebjesam, zdychnu a dźeše k njemu: Hephata, to je: wotewŕ so! Jan. 11, 41. </text:p>
      <text:p text:style-name="P1">35. A hnydom wotewrištej so jeho wuši a tón zwjazk jeho jazyka so roswjaza, a wón ryčeše prawje. </text:p>
      <text:p text:style-name="P1">36. A wón jim zakaza, zo bychu to nikomu njeprajili. pak wón jim zakaza, woni jo rosnjesechu. </text:p>
      <text:p text:style-name="P1">37. A dźiwachu so pšes měru a dźachu: Wón je wšitko derje činił; hłuchich čini wón słyšazych a ně⸗ mych ryčazych.) l Mójz. 1, 31. </text:p>
      <text:p text:style-name="P1">8. ztaw. Wo sydom khlěbach, zejchach a kwasu Pharizej⸗ zkich, slepym, póznaću wot Khryztusa a jeho ćeŕpjenju. Cžim bóle ćim bóle Sćenje na 7. njedźelu po swj. Trojizy. </text:p>
      <text:p text:style-name="P1">1. [W tych samych dnjach, jako wulki lud tam běše a njemějachu ničo k jědźi, zawoła Jezus swojich wučomnikow k sebi a dźeše k nim: Mat. 15, 32. </text:p>
      <text:p text:style-name="P1">2. Mi je žel teho luda; pšetož woni su hižom na tzi dny pola mje zawoztali a nimaju ničo k jědźi; </text:p>
      <text:p text:style-name="P1">3. A hdy bych ja jich bjes jědźe dom pušćił, bychu woni na puću zawutlili. Pšetož někotzi běchu z daloka pšišli. </text:p>
      <text:p text:style-name="P1">4. Jeho słužomnizy pak wotmol⸗ wichu jemu: Hdźe my khlěba wo⸗ zmjemy tudy w puzćinje, zo bychmy jich nasyćili? </text:p>
      <text:p text:style-name="P1">5. A wón prašeše jich: Wjele maće pokrotow? Woni pak dźachu: Ssydom. </text:p>
      <text:p text:style-name="P1">6. A wón pšikaza ludu, zo bychu so na zemju zesydali. A wza te sydom pokroty a dźakowaše so a łamaše a da je swojim wučom⸗ nikam, zo bychu je prjódk kładli, a woni kładźechu je ludu prjódk. </text:p>
      <text:p text:style-name="P1">7. A mějachu trochu rybičkow; a wón so dźakowaše a kazaše te same tež prjódk kłazć. </text:p>
      <text:p text:style-name="P1">8. Woni jědźichu pak a buchu nasyćeni a nazběrachu zbytknych kruškow sydom korbow. 2 Kral. 4, 44. </text:p>
      <text:p text:style-name="P1">9. A jich běše na štyri taw⸗ zyntow, kiž jědli běchu; a wón pušći jich wot sebje.) </text:p>
      <text:p text:style-name="P1">10. A hnydom ztupi wón do łódźe ze swojimi wučomnikami a pšiń⸗ dźe do Dalmanutzkeho kraja. </text:p>
      <text:p text:style-name="P1">11. A ći Pharizejzzy wuńdźechu a počachu so z nim woprašować a žadachu wot njeho zejch z njebjes, zpytawši jeho. Mat. 16, 1. St. 12, 38. </text:p>
      <text:p text:style-name="P1">12. A wón zdychnu w swojim duchu a dźeše: Schto pyta wšak ta šlachta zejch?P Woprawdźe, ja praju wam: Tej šlachće žadyn zejch njebudźe daty. Luk. 11, 29. </text:p>
      <text:p text:style-name="P1">13. A wón ztupi zaso do łódźe, woztajiwši jich, a pšewjeze so na druhi brjoh. </text:p>
      <text:p text:style-name="P1">14. A woni běchu zapomnili khlěba sobu wzać; a njemějachu wjazy sobu na łódźi, hač jeno jenu po⸗ krotu. Mat. 16, 5. 6. </text:p>
      <text:p text:style-name="P1">15. A wón pšikaza jim a dźeše: Pohladajće a hladajće so pšed kwasom tych Pharizejzkich a pšed kwasom Herodaša. Mat. 16, 6. Luk. 12, 1. </text:p>
      <text:p text:style-name="P1">16. A woni sebi myslachu tam </text:p>
      <text:p text:style-name="P2"><text:s/></text:p>
      <text:p text:style-name="P1">----------------------------------- https://digital.slub-dresden.de/data/kitodo/BibltojeZ_478590679/BibltojeZ_478590679_tif/jpegs/00001369.tif.large.jpg ----------------------------------------------------------- </text:p>
      <text:p text:style-name="P1">64 Sslepy wuztrowjeny. Sćenje (8. zt.) Pětr khoztany. a sem, a dźeše jedyn k druhemu: My khlěba nimamy. </text:p>
      <text:p text:style-name="P1">17. A Jezus zrozymi to a dźeše k nim: Schto so wy tež ztaraće, zo khlěba nimaće? Njepóznajeće wy hišće ani njerozymiće? Maće wy hišće wašu ztwjerdnjenu wutrobu? St. 3, 5. St. 6, 52. </text:p>
      <text:p text:style-name="P1">18. Maće woči a njewidźiće? a maće wuši a njesłyšiće? Abo njezpominaće na to? </text:p>
      <text:p text:style-name="P1">19. Jako ja pjeć khlěbow łamach za tych pjeć tawzynt, kak wjele kor⸗ bow połnych kruškow wy nazbě⸗ rašće? Woni dźachu: Dwanaće. Mat. 14, 19. Luk. o, 13. Jan. 6, 9. 13. </text:p>
      <text:p text:style-name="P1">20. Jako ja pak sydom łamach za te štyri tawzynt, kak wjele korbow połnych kruškow nazběrašće wy? Woni pak dźachu: Ssydom. </text:p>
      <text:p text:style-name="P1">21. A wón dźeše k nim: Kak dha, zo wy ničo njerozymiće? </text:p>
      <text:p text:style-name="P1">22. A wón pšińdźe do Bethzai⸗ dy; a woni pšiwjedźechu k njemu slepeho a prošachu jeho, zo by so jeho dótknuł. </text:p>
      <text:p text:style-name="P1">23. A wón wza teho slepeho za ruku a wjedźeše jeho won z měztka a plunu do jeho wočow, połoži swojej ruzy na njeho a wopraša jeho: Widźiš što? St. 7, 32. 33. Jan. 9, 6. </text:p>
      <text:p text:style-name="P1">24. A wón pohlada horje a dźeše: Ja widźu, zo ludźo khodźa, jako bych štomy widźił. </text:p>
      <text:p text:style-name="P1">25. Potom połoži wón zaso ruzy na jeho woči a kazaše jemu zaso hladać; a wón bě zaso wuztro⸗ wjeny, tak zo wšitko z daloka ja⸗ snje widźeše. </text:p>
      <text:p text:style-name="P1">26. A wón jeho dom pósła a dźeše: Njekhodź do měztka ani nje⸗ powěs to tež nikomu nutskach. St. 7, 36. </text:p>
      <text:p text:style-name="P1">27. A Jezus wuńdźe won a jeho wučomnizy do měztkow Zezareje Philippa. A na puću wopraša wón swojich wučomnikow a dźeše k nim: Schtó praja ludźo, zo ja sym? Mat. 16, 13. Luk. 9, 18. </text:p>
      <text:p text:style-name="P1">28. A woni wotmolwichu: Woni praja, zo sy ty Jan, tón kšćenik; někotzi pak praja, zo sy Elias; a někotzi, zo sy tych prophetow jedyn. </text:p>
      <text:p text:style-name="P1">29. A wón dźeše k nim: Wy pak, što prajiće wy, zo ja sym? Pětr pak wotmolwi a dźeše k njemu: Ty sy Khryztus. Jan. 1, 49. </text:p>
      <text:p text:style-name="P1">30. A wón pohrozy jim, zo bychu nikomu wot njeho njeprajili. </text:p>
      <text:p text:style-name="P1">31. A poča jich wučić, zo člo⸗ wjeka syn ma wjele ćeŕpić, a zo dyrbi zaćisnjeny być wot ztaršich a wyššich měšnikow a pisma⸗ wučenych, a zo budźe morjeny, a zo po tzjoch dnjach budźe horje ztanuć. Mat. 16, 21. Luk. 18, 31. </text:p>
      <text:p text:style-name="P1">32. A wón ryčeše to słowo zjawnje. Duž zapšimny jeho Pětr a poča jemu wobarać. </text:p>
      <text:p text:style-name="P1">33. Wón so pak wobroći, a po⸗ hlada na swojich wučomnikow, po⸗ hrozy Pětrej a dźeše: Dźi preč wote mnje, zatanje; pšetož ty so njewuztejiš na to, štož Bože, ale na to, štož člowječne je. </text:p>
      <text:p text:style-name="P1">34. A wón zawoła k sebi tón lud a swojich wučomnikow a dźeše k nim: Schtóž chze za mnu pšińć, tón sam so zaprěj a wzmi swój kšiž na so a khodź za mnu. Mat. 16, 24. Luk. 9, 23. </text:p>
      <text:p text:style-name="P1">35. Pšetož štóž chze swoje ži⸗ wjenje zakhować, tón budźe to same zhubić; a štóž swoje žiwjenje zhu⸗ bi moje a teho evangeliona dla, tón budźe to same zakhować. Mat. 10, 39. </text:p>
      <text:p text:style-name="P1">36. Pšetož što pomha člowje⸗ kej, hdy by wón runje wšitkón swět dobył a škodu wzał na swo⸗ jej duši? </text:p>
      <text:p text:style-name="P1">37. Abo što móže člowjek dać k wumoženju swojeje duše? </text:p>
      <text:p text:style-name="P1">38. Schtóž so pak mje a mojich słowow hanibuje bjes tym mandźel⸗ ztwo⸗-łamazym a hrěšnym naro⸗ dom, teho budźe so tež člowjeka syn hanibować, hdyž wón budźe </text:p>
      <text:p text:style-name="P2"><text:s/></text:p>
      <text:p text:style-name="P1">----------------------------------- https://digital.slub-dresden.de/data/kitodo/BibltojeZ_478590679/BibltojeZ_478590679_tif/jpegs/00001370.tif.large.jpg ----------------------------------------------------------- </text:p>
      <text:p text:style-name="P1">Pšekrasnjenje (St. 8. 9.) swj. Marka. Khryztusowe. Němy duch. 65 pšińć w krasnozći swojeho Wótza ze swjatymi jandźelemi. Mat. 10, 32. Luk. 9, 26. St. 12, 8. St. 9. Scht. 1. A wón dźeše k nim: Sawěrnje, ja praju wam: Ně⸗ kotzi tudy su a zteja, kotziž smjerće njebudźa woptać, hač woni budźa widźić, zo to kraleztwo Bože z mozu pšikhadźa. Mat. 16, 28. Luk. 9, 29. </text:p>
      <text:p text:style-name="P1">9. ztaw. Hiztorija wo Khryztusowym pšekrasnjenju a naměsaznym synu; wučba wo ponižnozći a pohóršenju. </text:p>
      <text:p text:style-name="P1">2. A po šezći dnjach wza Jezus k sebi Pětra a Jakuba a Jana a wjedźeše jich na wysoku horu wo⸗ sebje samych a pšeměni so pšed nimi. Mat. 17, 1. Luk. 9, 28. </text:p>
      <text:p text:style-name="P1">3. A jeho drazta bu jasna a jara běła, jako sněh, kotruž žadyn barbaŕ na zemi njemóže tak běłu zčinić. Mat. 28, 3. </text:p>
      <text:p text:style-name="P1">4. A jim so zjewi Elias z Mój⸗ zasom, a měještaj rosryčowanje z Jezusom. </text:p>
      <text:p text:style-name="P1">5. A Pětr wotmolwi a dźeše k Jezusej: Rabbi, tudy je nam dobro być; teho dla čińmy tzi hěty, tebi jenu, Mójzasej jenu a Eliasej jenu. </text:p>
      <text:p text:style-name="P1">6. Pšetož wón njewjedźiše, što ryči, dokelž woni běchu na⸗ ztróženi. </text:p>
      <text:p text:style-name="P1">7. A mróčel pšińdźe, kotraž jich wobkhłódkowa. A hłós padźe z teje mróčele a dźeše: To je tón samy mój luby Ssyn, teho maće wy posłuchać. Mat. 3, 17. </text:p>
      <text:p text:style-name="P1">8. A hnydom wohladawši so njewidźichu woni nikoho wjazy, hač jeno Jezusa sameho pši sebi. </text:p>
      <text:p text:style-name="P1">9. Jako woni pak z hory dele dźěchu, zakaza wón jim, zo bychu nikomu njeprajili, što su widźili, hač by člowjeka syn wot mor⸗ wych ztanuł. </text:p>
      <text:p text:style-name="P1">10. A woni zakhowachu tu wěz pši sebi a woprašowachu so bjes sobu, što by to ztawanje wot morwych było. </text:p>
      <text:p text:style-name="P1">11. A woprašachu jeho a dźa⸗ chu: Cžoho dla dha pismawučeni praja, zo ma Elias prjedy pšińć? Mal. 4, 5. </text:p>
      <text:p text:style-name="P1">12. Wón pak wotmolwi a dźeše k nim: Elias ma wšak prjedy pšińć a wšitko zaso na prawe pšinjezć; a k temu tež dyrbi člo⸗ wjeka syn wjele ćeŕpić a zazpity być, jako zteji pisane. </text:p>
      <text:p text:style-name="P1">13. Ale ja praju wam: A Elias je pšišoł a woni su jemu činili, štož su chzyli, jako wot njeho zteji pisane. Mat. 11, 14. </text:p>
      <text:p text:style-name="P1">14. A wón pšišedši k druhim wučomnikam widźeše wulki lud wokoło nich a pismawučenych, ko⸗ tziž so z nimi woprašowachu. </text:p>
      <text:p text:style-name="P1">15. A na mězće so wšitkón lud ztróži, jako jeho wuhlada, a pši⸗ běžawši powitachu jeho. </text:p>
      <text:p text:style-name="P1">16. A wón wopraša tych pisma⸗ wučenych: Schto woprašujeće wy so z nimi? </text:p>
      <text:p text:style-name="P1">17. A jedyn z teho luda wotmol⸗ wi a dźeše: Mištrje, ja sym swojeho syna k tebi pšiwjedł, ko⸗ tryž ma němeho ducha; Mat. 17, 14. Luk. 9, 38. </text:p>
      <text:p text:style-name="P1">18. A hdźež wón jeho dosahnje, torha wón jeho, a wón pěni a kšipi ze swojimi zubami a zkhnje. Ja sym z twojimi wučomnikami ry⸗ čał, zo bychu jeho wuhnali, woni pak njemóžachu. </text:p>
      <text:p text:style-name="P1">19. Wón wotmolwi jemu pak a dźeše: O ty njewěrny narodźe, kak dołho mam ja pola was być? Kak dołho mam ja was ćeŕpić? Pši⸗ wjedźće jeho ke mni. </text:p>
      <text:p text:style-name="P1">20. A woni pšiwjedźechu jeho k njemu. A hnydom, jako Jezus jeho wohlada, torhaše jeho tón duch; wón pak padźe na zemju, waleše so a pěnješe. </text:p>
      <text:p text:style-name="P1">21. A wón wopraša jeho nana: Kak dołho je, jako so jemu to ztało je? Wón pak dźeše? Hnydom wot małozće; </text:p>
      <text:p text:style-name="P1">22. A huzto je wón jeho do wo⸗ </text:p>
      <text:p text:style-name="P2"><text:s/></text:p>
      <text:p text:style-name="P1">----------------------------------- https://digital.slub-dresden.de/data/kitodo/BibltojeZ_478590679/BibltojeZ_478590679_tif/jpegs/00001371.tif.large.jpg ----------------------------------------------------------- </text:p>
      <text:p text:style-name="P1">66 Wučba. Sčenje (9. zt.) wo ponižnozći henja a do wody mjetał, zo by jeho zkónzował. Móžeš⸗li ty pak što, dha smil so nad nami a pomhaj nam. </text:p>
      <text:p text:style-name="P1">23. Jezus pak dźeše k njemu: Hdy by ty wěrić mohł. Temu, kiž wěri, su wšitke wězy móžne. Luk. 17, 6. </text:p>
      <text:p text:style-name="P1">24. A hnydom zawoła teho dźě⸗ zća nan a dźeše ze sylzami: Ja wěrju, mój Knježe; pomhaj mojej njewěrje! </text:p>
      <text:p text:style-name="P1">25. A jako pak Jezus widźeše, zo lud pšiběži, pohrozy wón temu nječiztemu duchu a dźeše k njemu: Ty němy a hłuchi ducho, ja ći pšikažu, wuńdź z njeho a njekhodź wjazy do njeho. </text:p>
      <text:p text:style-name="P1">26. Duž wołaše wón a torhaše jeho jara a wuńdźe. A wón bu jako morwy, tak zo jich tež wjele praješe: Wón je wumrjeł. </text:p>
      <text:p text:style-name="P1">27. Jezus pak zapšija jeho z ruku a pozběhnu jeho; a wón poztanu. </text:p>
      <text:p text:style-name="P1">28. A jako wón dom pšińdźe, woprašachu jeho jeho wučomnizy wosebje: Cžoho dla dha my jeho njemóžachmy wuhnać? Mat. 17, 19. </text:p>
      <text:p text:style-name="P1">29. Wón pak dźeše: Tón narod hinak njemóže wuńć, khiba pšes modlitwu a pozćenje. </text:p>
      <text:p text:style-name="P1">30. A woni dźěchu tam preč a khodźachu pšes Galilejzku; a wón nochzyše, zo by štó wo tym wje⸗ dźił. </text:p>
      <text:p text:style-name="P1">31. Wón wučeše pak swojich wučomnikow a dźeše k nim: Cžlo⸗ wjeka syn budźe podaty do člo⸗ wjekow jich rukow, a woni budźa jeho morić; a hdyž budźe morjeny, budźe wón na tzeći dźeń zaso horje ztanuć. Mat. 17, 22. Luł. 9, 44. </text:p>
      <text:p text:style-name="P1">32. Woni pak njezrozymichu to słowo a bojachu so jeho wopra⸗ šeć. </text:p>
      <text:p text:style-name="P1">33. A wón pšińdźe do Kaper⸗ nauma. A jako wón domach běše, prašeše wón jich: Schto wy so na puću bjes sobu rosryčešće? </text:p>
      <text:p text:style-name="P1">34. Woni pak mjelčachu; pšetož woni so bjes sobu na puću běchu rosryčowali, štó by wot nich wjetši był? Mat. 18, 1. Luk. 9, 46. </text:p>
      <text:p text:style-name="P1">35. A wón synu so a zawoła tych dwanaće a dźeše k nim: Chze⸗li štó prěni być, tón budźe posleni pšede wšitkimi a wšit⸗ kich jich wotročk. </text:p>
      <text:p text:style-name="P1">36. A wza dźěćatko a poztaji jo srjedźa bjes nich a wokoša to same a dźeše k nim: </text:p>
      <text:p text:style-name="P1">37. Schtóž jene tajke dźěćatko w mojim mjenje horje wozmje, tón wozmje mje horje; a štóž mje horje wozmje, tón njewozmje mje horje, ale teho, kotryž mje je pósłał. </text:p>
      <text:p text:style-name="P1">38. Jan pak wotmolwi jemu a dźeše: Mištrje, my widźichmy je⸗ neho, tón djabołow w twojim mje⸗ nje won honješe, kotryž wšak za nami njekhodźi; a my jemu zaka⸗ zachmy, teho dla, zo wón za nami njekhodźi. Luk. ó, 49. 4 Mójz. 11, 27. 28. 29. </text:p>
      <text:p text:style-name="P1">39. Jezus pak dźeše: Njezakažće jemu to; pšetož nichtó njeje, kiž by zkutk činił w mojim mjenje a mohł hnydom wote mnje złe ryčeć. 1 Kor. 12, 3. </text:p>
      <text:p text:style-name="P1">40. Pšetož štóž pšećiwo nam njeje, tón je za nas. Mat. 12, 30. </text:p>
      <text:p text:style-name="P1">41. Schtóž pak was napowa z khanku wody w mojim mjenje, teho dla, zo wy Khryztusej pšisłuše⸗ će, zawěrnje, ja praju wam, to jemu njebudźe njezapłaćene woztać. Mat. 10, 42. </text:p>
      <text:p text:style-name="P1">42. A štóž tych małych jeneho pohórši, kiž do mnje wěrja, taj⸗ kemu by lěpje było, zo by jemu młynzki kamjeń za jeho šiju był zwjazany a wón do morja ćisnjeny był. Mat. 18, 6. Luk. 17, 1. </text:p>
      <text:p text:style-name="P1">43. Jeli zo će pak twoja ruka pohórši, wotetń ju. Lěpje tebi je, zo ty khromy do žiwjenja dźeš, dyžli zo by ty wobej ruzy měł a šoł do hele, do teho wěčneho wo⸗ henja, Mat. d, 30. St. 18, 8. </text:p>
      <text:p text:style-name="P2"><text:s/></text:p>
      <text:p text:style-name="P1">----------------------------------- https://digital.slub-dresden.de/data/kitodo/BibltojeZ_478590679/BibltojeZ_478590679_tif/jpegs/00001372.tif.large.jpg ----------------------------------------------------------- </text:p>
      <text:p text:style-name="P1">a pohóršenju. (St. 9. 10.) swj. Marka. </text:p>
      <text:p text:style-name="P1">44. Hdźež jich čeŕró njewumrje a jich woheń njehasnje. Jez. 66, 24. </text:p>
      <text:p text:style-name="P1">45. Pohóršuje će twoja noha, wotetń ju. LěPje ći je, zo ty bědny do žiwjenja póńdźeš, dyžli zo by ty dwě nozy měł a był do hele ćis⸗ njeny do teho wěčneho wohenja, Mat. 18, s. </text:p>
      <text:p text:style-name="P1">46. Hdźež jich čeŕro njewumrje a jich woheń njehasnje. </text:p>
      <text:p text:style-name="P1">47. Pohóršuje će twoje woko, ćisń jo wot sebje. Lěpje tebi je, zo ty z jenym wokom do Božeho kra⸗ leztwa póńdźeš, dyžli zo by ty dwě woči měł a był do helzkeho wohe⸗ nja ćisnjeny, St. 18, 9. </text:p>
      <text:p text:style-name="P1">48. Hdźež jich čeŕro njewumrje a jich woheń njehasnje. </text:p>
      <text:p text:style-name="P1">49. Wšitko dyrbi być z wohe⸗ njom naselene, a kóždy wopor budźe ze selu woseleny. 3 Mójz. 2, 13. </text:p>
      <text:p text:style-name="P1">50. Dobra je sól; budźe⸗li pak sól njesłona, z čim budźeće ju wose⸗ lić? Mějće sól pši sebi a mějće pokoj bjes sobu. Mat. 5, 13. Luk. 14, 34. </text:p>
      <text:p text:style-name="P1">10. ztaw. Wo róznodźělenju mandźelzkich, małych dźěćat⸗ kach, bohatych swěta, ćeŕpjenju Khryztusowym, lakomztwje po čezći wučomnikow a slepym Bartimeusu. </text:p>
      <text:p text:style-name="P1">1. A wón ztany wot tudy a pšiń⸗ dźe do mjezow židowzkeje zemje z tamneje ztrony Jordana. A ludźo so zaso k njemu zhromadźichu; a kaž wón wašnje měješe, wučeše wón jich pak zaso. Mat. 19, 1. </text:p>
      <text:p text:style-name="P1">2. A Pharizejzzy pšiztupiwši woprašachu jeho: Móže tež muž žonu wot sebje pušćić? A zpy⸗ tachu jeho z tym. </text:p>
      <text:p text:style-name="P1">3. Wón wotmolwi pak a dźeše k nim: Schto je wam Mójzas pši⸗ kazał? </text:p>
      <text:p text:style-name="P1">4. A woni dźachu: Mójzas je wot⸗ pušćił, lóslizt napisać a ju wot sebje pušćić. 5 Mójz. 24, 1. Mat. 5, 31. </text:p>
      <text:p text:style-name="P1">5. Jezus pak wotmolwi a dźeše k nim: Wašeje wutroby twjerdo⸗ N. t. zće dla je wón wam tajke pši⸗ kaznje napisał; </text:p>
      <text:p text:style-name="P1">6. Ale wot zpočatka ztworjenja je jeju Bóh ztworił muža a žonu. 1 Mójz. 1, 27. </text:p>
      <text:p text:style-name="P1">7. Teho dla budźe člowjek swo⸗ jeho nana a maćeŕ wopušćić a so dźeržeć k swojej žonje. Mat. 19, 5. 1 Mójz. 2, 24. Eph. 5, 31. </text:p>
      <text:p text:style-name="P1">8. A budźetaj taj dwaj jene ćěło. Njejztaj teho dla dwě, ale jene ćěło. 1 Kor. 6, 16. </text:p>
      <text:p text:style-name="P1">9. Schtož teho dla Bóh hromadu zwjazał je, to člowjek njedźěl. </text:p>
      <text:p text:style-name="P1">10. A domach woprašachu jeho wozpjet jeho wučomnizy wo to samo. </text:p>
      <text:p text:style-name="P1">11. A wón dźeše k nim: Schtóž swoju mandźelzku wot sebje puš⸗ ći a wozmje sebi druhu, tón man⸗ dźelztwo złama z njej; mMat. 5, 32. </text:p>
      <text:p text:style-name="P1">12. A jeli zo by žona wot sebje swojeho muža pušćiła abo wot druheho wzata była, ta złama man⸗ dźelztwo. </text:p>
      <text:p text:style-name="P1">13. Duž pšinjesechu dźěćatka k njemu, zo by wón so jich dótknył. Wučomnizy pak wrězkachu na tych, kiž je pšinošachu. Mat. 19, 13. 14. Łuk 18, 15. ⸗ </text:p>
      <text:p text:style-name="P1">14. Jako pak to Jezus widźeše, bu wón hněwny a dźeše k nim: Njech dźěćatka ke mni pšińdu a njewobarajće jim, pšetož tajkich je to Bože kraleztwo. </text:p>
      <text:p text:style-name="P1">15. Sawěrnje, ja praju wam: Schtóž to kraleztwo Bože horje nje⸗ wozmje jako dźěćatko, tón njebudźe do njeho pšińć. Mat. 18, 3. </text:p>
      <text:p text:style-name="P1">16. A wón te same wokoša a po⸗ łoži ruzy na nje a žohnowaše je. St. 9, 36. Mai. 19, 15. </text:p>
      <text:p text:style-name="P1">17. A jako wón pak wušoł běše a so na puć dał, pšiběža jedyn a poklaknu pšed nim a wopraša jeho: Dobry mištrje, što mam ja činić, zo bych to wěčne žiwjenje doztał? Mat. 19, 16. Luk. 18, 18. </text:p>
      <text:p text:style-name="P1">18. Ale Jezus dźeše k njemu: Schto ty mi rěkaš dobry? Nichtó njeje dobry, hač tón jenički Bóh. 5 (86) </text:p>
      <text:p text:style-name="P2"><text:s/></text:p>
      <text:p text:style-name="P1">----------------------------------- https://digital.slub-dresden.de/data/kitodo/BibltojeZ_478590679/BibltojeZ_478590679_tif/jpegs/00001373.tif.large.jpg ----------------------------------------------------------- </text:p>
      <text:p text:style-name="P1">68 Bohaty młodźenz. Scżenje (10. zt.) Cźeŕpjenje Khryztusowe. </text:p>
      <text:p text:style-name="P1">19. Ty wšak te kaznje wěš: Ty njedyrbiš mandźelztwo łamać. Ty njedyrbiš morić. Ty njedyrbiš kranyć. Ty njedyrbiš njepraweho swědčenja dawać. Ty njedyrbiš nikoho zjebać. Cžezć swojeho nana a maćeŕ. 2 Mójz. 20, 12. 5 Mójz. 5, 16 x. </text:p>
      <text:p text:style-name="P1">20. Wón pak wotmolwi a dźeše k njemu: Mištrje, to wšitko sym ja dźeržał wot swojeje młodozće. </text:p>
      <text:p text:style-name="P1">21. Jezus pak pohlada na njeho, lubowaše jeho a dźeše k njemu: Jene je tebi hišće trjeba: Dźi, pšedaj, štož maš, a daj jo khu⸗ dym, dha budźeš ty šaz měć w njebju; a pšińdź, pój za mnu a wzmi kšiž na so. Mat. 6, 19. Luk. 12, 33. </text:p>
      <text:p text:style-name="P1">22. Wón pak bu njewjeseły teje ryče dla a woteńdźe zrudny; pše⸗ tož wón měješe wjele kubłow. </text:p>
      <text:p text:style-name="P1">23. A Jezus so wohlada a dźeše k swojim wučomnikam: Kak ćežzy budźa bohaći do Božeho kraleztwa pšińć. Mat. 19, 23. Luk. 18, 24. </text:p>
      <text:p text:style-name="P1">24. Cźi wučomnizy pak so ztró⸗ žichu na jeho ryčach. Ale Jezus wotmolwi zaso a dźeše k nim: Moje dźěći, kak ćežko je, zo, kotziž swoje dowěrjenje na bohatztwo ztaja, do Božeho kraleztwa pšińdu. Pz62, 11. 1 Tim. 6,17. </text:p>
      <text:p text:style-name="P1">25. Lóžšo je, zo kamjel pšes jehline wucho pšeńdźe, dyžli zo bo⸗ haty do Božeho kraleztwa pšińdźe. </text:p>
      <text:p text:style-name="P1">26. Woni ztróžichu so pak hišće bóle a dźachu bjes sobu: Schtóha móže zbóžny być? </text:p>
      <text:p text:style-name="P1">27. Jezus pak pohlada na nich a dźeše: Pola člowjekow je to nje⸗ móžne, ale niz pola Boha; pšetož wšitke wězy su móžne pola Boha. Luk. 1, 32. </text:p>
      <text:p text:style-name="P1">28. Duž poča Pětr k njemu pra⸗ jić: Hlaj, my smy wšitko wo⸗ pušćili a smy za tobu šli. Mat. 19, 27. Luk. 5, 11. St. 18, 28. </text:p>
      <text:p text:style-name="P1">29. Jezus pak wotmolwi a dźe⸗ še: Sawěrnje, ja praju wam: Zadyn njeje, kiž wopušći khěžu abo bratrow abo sotry abo nana abo maćeŕ abo žonu abo dźěći abo pola moje a teho evangeliona dla, </text:p>
      <text:p text:style-name="P1">30. Kotryž by zto króć njedoztał, nětk w tym času, khěže a bratrow a sotry a maćerje a dźěći a pola z pšezćěhanjemi, a w tym pši⸗ chodnym swěće to wěčne žiwjenje. </text:p>
      <text:p text:style-name="P1">31. Wjele pak, kiž prěni su, budźa posleni, a kiž posleni su, budźa prěni. Mat. 19, 30. St. 20, 16. Luk. 13, 30. </text:p>
      <text:p text:style-name="P1">32. Woni běchu pak na puću duzy do Jeruzalema. A Jezus dźě⸗ še prjedy nich, a woni ztracho⸗ wachu so, dźěchu za nim a bojachu so. A wón wza zaso k sebi tych dwanaće a poča jim prajić, što so jemu ztać budźe: Mat. 17, 22. St. 20, 17. Luk. 18, 31. </text:p>
      <text:p text:style-name="P1">33. Hlajće, my dźemy horje do Jeruzalema, a člowjeka syn budźe podaty wyššim měšnikam a pismawučenym; a woni budźa jeho k smjerći pšisudźić a jeho póha⸗ nam podać; Mat. 16, 21. </text:p>
      <text:p text:style-name="P1">34. Cźi budźa so jemu smjeć a jeho khoztać a na njeho pluwać a jeho morić; a na tzeći dźeń budźe wón zaso ztanyć. </text:p>
      <text:p text:style-name="P1">35. Tehdy pšiztupištaj k njemu Jakub a Jan, taj synaj Zžebedeuso⸗ waj, a dźeštaj: Mištrje, mój chzemój, zo štož mój prosyć bu⸗ dźemój, ty by namaj činił. Mat. 20, 20. </text:p>
      <text:p text:style-name="P1">36. Wón pak dźeše k nimaj: Schto chzetaj wój, zo bych ja wa⸗ maj činił? </text:p>
      <text:p text:style-name="P1">37. A wonaj praještaj k njemu: Daj namaj, zo bychmój sedźiłaj, jedyn na twojej prawizy a druhi na twojej lěwizy, w twojej krasnozći. </text:p>
      <text:p text:style-name="P1">38. Jezus pak dźeše k nimaj: Wój njewěztaj, što prosytaj. Mó⸗ žetaj wój tón khelich pić, kotryž ja piju, a so dać kšćić z tej kšće⸗ nizu, z kotrejž ja kšćeny budu? Mat. 20, 22. Luk. 12, 50. </text:p>
      <text:p text:style-name="P1">39. Wonaj dźeštaj k njemu: Haj, </text:p>
      <text:p text:style-name="P2"><text:s/></text:p>
      <text:p text:style-name="P1">----------------------------------- https://digital.slub-dresden.de/data/kitodo/BibltojeZ_478590679/BibltojeZ_478590679_tif/jpegs/00001374.tif.large.jpg ----------------------------------------------------------- </text:p>
      <text:p text:style-name="P1">Sslepy Bartimej. (St. 10. 11.) swj. Marka. Khryztus. nutsćehnjenje. 69 mój móžemój. Jezus pak dźeše k nimaj: Wój budźetaj derje tón khelich pić, kotryž ja piju, a budźe⸗ taj kšćenaj z tej kšćenizu, z ko⸗ trejž ja kšćeny budu; Jap. zk. 12, 2. </text:p>
      <text:p text:style-name="P1">40. Ale sedźić na mojej prawizy a na mojej lěwizy, njesłuša mi wam dać, ale kotrymž je pšiho⸗ towane. </text:p>
      <text:p text:style-name="P1">41. A jako to ći dźesaćo sły⸗ šachu, počachu woni so hněwać na Jakuba a Jana. </text:p>
      <text:p text:style-name="P1">42. Ale Jezus zawoła jich a dźe⸗ še k nim: Wy wězće, zo swětni fěrštojo knježa, a mózni bjes nimi maja na nich móz. Mat. 20, 25. Luk. 22, 25. </text:p>
      <text:p text:style-name="P1">43. Tak pak njedyrbi bjes wami być; ale štóž chze wulki bjes wami być, tón dyrbi waš słu⸗ žomnik być. </text:p>
      <text:p text:style-name="P1">44. A štóž bjes wami chze wo⸗ sebniši być, tón njech je waš wšitkich wotročk. 1 Pětr. 5, 3. </text:p>
      <text:p text:style-name="P1">45. Pšetož tež člowjeka syn njeje pšišoł, zo by sebi dał słužić, ale zo by wón słužił a dał swoje žiwjenje k zapła⸗ ćenju za jich wjele. mMat. 20, 28. </text:p>
      <text:p text:style-name="P1">46. A woni pšińdźechu do Je⸗ richa. A jako wón z Jericha won dźěše, wón a jeho wučomnizy a wulki lud, sedźeše slepy, Barti⸗ mej, Timeowy syn, pši puću a prošeše. Mat. 20, 20. 30. Luk. 18, 35. </text:p>
      <text:p text:style-name="P1">47. A jako wón słyšeše, zo Jezus z Nazaretha je, poča wón wołać a prajić: Jezu, ty syno Davitowy, smil so nade mnu! </text:p>
      <text:p text:style-name="P1">48. A jich wjele pohrozychu jemu, zo by mjelčał. Wón pak wołaše wjele bóle: Ty syno Dapitowy, smil so nade mnu! </text:p>
      <text:p text:style-name="P1">49. A Jezus zazta a kazaše jeho k sebi zawołać. A woni zawołachu slepeho a dźachu k njemu: Budź do⸗ breje nadźije, poztań, wón će woła. </text:p>
      <text:p text:style-name="P1">50. A wón wotćisnu swoju draztu, ztaže a pšińdźe k Jezusej. </text:p>
      <text:p text:style-name="P1">51. A Jezus wotmolwi a dźeše k njemu: Schto ty chzeš, zo bych ja tebi činił? A tón slepy dźeše k njemu: Rabbuni, zo bych ja widźił. </text:p>
      <text:p text:style-name="P1">52. Jezus pak dźeše k njemu: Dźi, twoja wěra je će wuztrowiła. A hnydom wón widźeše a dźěše za Jezusom po puću. </text:p>
      <text:p text:style-name="P1">11. ztaw. Wo Khryztusowym nutsćehnjenju, zakleću figowza, čizćenju templa. Tekzt na njedźelu Palmarum. llII. </text:p>
      <text:p text:style-name="P1">1. Ajako woni so pšibližowachu k Jeruzalemu, do Bethfage a Betha⸗ nije pši wolijowej horje, pósła wón swojeju wučomnikow dweju, Mat. 21, 1. Luk. 19, 29. Jan. 12, 12. </text:p>
      <text:p text:style-name="P1">2. A dźeše k nimaj: Dźitaj do teho měztka, kotrež prjedy waju leži, a hnydom, hdyž wój nuts pšiń⸗ dźetaj, budźetaj wój wóslatko pši⸗ wjazane namakać, na kotrymž hiš⸗ će žadyn člowjek njeje sedźił; wot⸗ wježtaj jo a pšiwjedźtaj to same hew. </text:p>
      <text:p text:style-name="P1">3. A budźe⸗li štó k wamaj rjek⸗ nuć: Cžoho dla wój to činitaj? dha rjekńtaj, zo jo tón Knjes po⸗ trjeba; a na mězće budźe wón to same sem pósłać. </text:p>
      <text:p text:style-name="P1">4. Wonaj pak woteńdźeštaj a namakaštaj to wóslatko pšiwja⸗ zane pši durjach, wonkach na ros⸗ puću, a wotwjazaštaj jo. </text:p>
      <text:p text:style-name="P1">5. A někotzi, kiž tam ztejachu, dźa⸗ chu k nimaj: Schto činitaj wój, zo wój to wóslatko wotwjazataj? </text:p>
      <text:p text:style-name="P1">6. Wonaj pak dźeštaj k nim, kaž jimaj Jezus běše pšikazał; a woni jimaj wotpušćichu. </text:p>
      <text:p text:style-name="P1">7. A wonaj pšiwjedźeštaj to wóslatko k Jezusej a połožištaj swoje drazty na njo, a wón so synu na njo. </text:p>
      <text:p text:style-name="P1">8. Jich wjele pak pšezćěrachu swoje drazty na puć. Někotzi pak rubachu hałozy wot drjewow a zće⸗ lichu je na puć. </text:p>
      <text:p text:style-name="P1">9. A kotziž prjedy a za nim dźěchu, 5* </text:p>
      <text:p text:style-name="P2"><text:s/></text:p>
      <text:p text:style-name="P1">----------------------------------- https://digital.slub-dresden.de/data/kitodo/BibltojeZ_478590679/BibltojeZ_478590679_tif/jpegs/00001375.tif.large.jpg ----------------------------------------------------------- </text:p>
      <text:p text:style-name="P1">70 Figowz poklaty. Sčenje (11. zt.) Woprašowanje. wołachu a dźachu: Hozianna, khwa⸗ leny budź, kiž pšińdźe w mjenje teho Knjeza! Pz. 118, 25. </text:p>
      <text:p text:style-name="P1">10. Budź khwalene to kraleztwo na⸗ šeho Wótza Davita, kotrež pšińdźe w mjenje teho Knjeza; Hozianna we wysokozći!) </text:p>
      <text:p text:style-name="P1">11. A Jezus ćehnješe do Jeru⸗ zalema a do templa a wobhlada wšitko; a na wječor dźěše wón won z tymi dwanaćimi do Betha⸗ nije. </text:p>
      <text:p text:style-name="P1">12. A na druhi dźeń, jako woni z Bethanije wuńdźechu, běše wón hłódny. Mat. 21, 18. </text:p>
      <text:p text:style-name="P1">13. A widźeše figowz z daloka, kotryž lizće měješe; duž wón pši⸗ ztupi, hač by mohł što na nim namakać. A pšišedši k njemu njenamaka wón ničo hač lizće; pšetož čas hišće njeběše, zo figi być dyrbjachu. </text:p>
      <text:p text:style-name="P1">14. A Jezus wotmolwi a dźeše k njemu: Nihdy wjazy do wěčnozće nichtó wot tebje žadyn płód njejěs. A jeho wučomnizy słyšachu to. </text:p>
      <text:p text:style-name="P1">15. A woni pšińdźechu do Jeru⸗ zalema. A Jezus dźěše do templa, poča won honić tych, kiž pšeda⸗ wachu a kupowachu w templu; a te blida tych,kiž pjenjezy pšeměnjachu, a te ztoły tych, kotziž hołbje pšeda⸗ wachu, pšewróći wón; Mat. 21, 12. Luk. 19, 45. </text:p>
      <text:p text:style-name="P1">16. A wón njepšida, zo by štó što pšes tón templ pšenjesł. </text:p>
      <text:p text:style-name="P1">17. A wón wučeše a dźeše k nim: Njezteji pisane: Moja khěža dyrbi khěža teje modlitwy rěkać wšitkim póhanam? Wy pak zće mordaŕzku jamu wot njeje zčinili. Jez: 56, 7Jer.7,11. </text:p>
      <text:p text:style-name="P1">18. A to słyšachu ći pisma⸗ wučeni a wyšši měšnizy; a ztejachu za tym, kak bychu jeho mo⸗ rili. Woni pak so jeho bojachu, dokelž wšitkón lud so jeho wučbje dźiwaše. Luk. 19, 47. 48. </text:p>
      <text:p text:style-name="P1">19. A na wječor dźěše wón won pšed mězto. </text:p>
      <text:p text:style-name="P1">20. A rano duzy nimo widźichu woni tón figowz, zo wón běše wu⸗ zkhnuł z korjenja. Mat. 21, 20. </text:p>
      <text:p text:style-name="P1">21. A Pětr zpomni na to a dźe⸗ še k njemu: Rabbi, hlaj, tón figowz, kotryž ty sy poklał, je wuzkhnuł. Hebr. 6, 8. </text:p>
      <text:p text:style-name="P1">22. Jezus pak wotmolwi a dźeše k nim: Wěŕće do Boha. </text:p>
      <text:p text:style-name="P1">23. Pšetož zawěrnje, ja praju wam: Schtóž k tutej horje by rjek⸗ nuł: Sběhń so a ćisń so do mo⸗ rja, a njebył njewězty w swojej wutrobje, ale wěrił, zo by so ztało, štož wón rjeknje; dha budźe so jemu ztać, štož wón praji. Mat. 17, 20. </text:p>
      <text:p text:style-name="P1">24. Teho dla praju ja wam: Wšitko, štož wy prosyće we wašej modlitwje, wěŕće jeno, zo wy to same doztać budźeće; wone so wam budźe ztać. Mat. 7, 7.St. 21,22. Luk. 11, 9. </text:p>
      <text:p text:style-name="P1">25. A hdyž wy ztejiće. a prosy⸗ će, dha wodajće, maće⸗li što pšećiwo komu, tak zo by tež waš Wótz w njebjesach wam waše hrě⸗ chi wodał. </text:p>
      <text:p text:style-name="P1">26. Hdyž wy pak njewodaće, dha tež wam waš Wótz, kiž w njebje⸗ sach je, njebudźe waše hrěchi wo⸗ dać. Mat. 6, 15. </text:p>
      <text:p text:style-name="P1">27. A woni pšińdźechu zaso do Jeruzalema. A jako wón w templu khodźeše, pšińdźechu k njemu wyšši měšnizy a pismawučeni a ztarši, Mat. 21, 23. Luk. 20, 1. </text:p>
      <text:p text:style-name="P1">28. A dźachu k njemu: S kajkeje mozy činiš ty to? A štó je tebi tajku móz dał, zo ty to činiš? 2 Mójz. 2, 14. </text:p>
      <text:p text:style-name="P1">29. Jezus pak wotmolwi a dźeše k nim: Ja chzu was tež jene słowo woprašeć; a wotmolwće mi, dha chzu ja wam prajić, z kajkeje mozy ja to činju. </text:p>
      <text:p text:style-name="P1">30. Janowa kšćeniza, běše wona z njebjes abo wot člowjekow? Wotmolrbće mi. </text:p>
      <text:p text:style-name="P1">31. A woni pši sebi myslachu </text:p>
      <text:p text:style-name="P2"><text:s/></text:p>
      <text:p text:style-name="P1">----------------------------------- https://digital.slub-dresden.de/data/kitodo/BibltojeZ_478590679/BibltojeZ_478590679_tif/jpegs/00001376.tif.large.jpg ----------------------------------------------------------- </text:p>
      <text:p text:style-name="P1">Słi winizarjo. (St. 11. 12.) swj. Marka. Dańzki kroš. 71 a dźachu: Prajimy mjy, zo je z nje⸗ bjes była, dha budźe wón rjeknuć: Cžoho dla dha wy jemu njejzće wěrili? Luk. 7, 30. </text:p>
      <text:p text:style-name="P1">32. Prajimy my pak, zo je wot člowjekow była, dha woni so ludźi bojachu. Dokelž wšitzy za to mě⸗ jachu, zo Jan zawěrnje propheta je. </text:p>
      <text:p text:style-name="P1">33. A woni wotmolwichu a dźa⸗ chu k Jezusej: My njewěmy. A Jezus wotmolwi a dźeše k nim: Dha ja wam tež njepowěm, z če⸗ jeje mozy ja to činju. </text:p>
      <text:p text:style-name="P1">12. ztaw. Wo winizy, dańzkim krošu, horjeztaću, naj⸗ wosebnišej kazni, Mesiasu, pismawučenych a khudej wudowje. </text:p>
      <text:p text:style-name="P1">1. A wón poča pšes pširu⸗ nanja k nim ryčeć: Cžlowjek pło⸗ dźeše winizu a wobhrodźi ju z płotom a wukopa prasu a natwari tórm a pšenaja ju winizarjam a ćehnješe preč. Jez. 5, 1. Mat. 21, 33. Pz. 80, 9. </text:p>
      <text:p text:style-name="P1">2. Apósła k tym winizarjam, jako čas pšińdźe, wotročka, zo by brał wot winizarjow płody teje winizy. </text:p>
      <text:p text:style-name="P1">3. Woni jeho pak wzachu a wu⸗ bichu jeho a pósłachu jeho prózd⸗ neho wot sebje. </text:p>
      <text:p text:style-name="P1">4. A wón pósła k nim zaso dru⸗ heho wotročka; na teho woni ka⸗ mjenje ćizkachu a jemu hłowu zra⸗ nichu a pósłachu jeho wuhanjeneho zaso preč. </text:p>
      <text:p text:style-name="P1">5. Wozpjet pósła wón druheho, a teho sameho woni zabichu a wjele druhich wjazy; někotrych woni wu⸗ bichu, někotrych pak zabjichu. </text:p>
      <text:p text:style-name="P1">6. Jako wón pak hišće swojeho jeničkeho Ssyna měješe, kotryž jemu luby běše, teho wón najpo⸗ sledy tež k nim pósła a dźeše: Woni budźa so pšed mojim Ssy⸗ nom trašić. </text:p>
      <text:p text:style-name="P1">7. Ale ći sami winizarjo dźachu bjes sobu: To je tón herba; pójće, zabijmy jeho, dha budźe to herbztwo naše. Pz. 2, 8. Mat. 26, 3. </text:p>
      <text:p text:style-name="P1">8. A woni jeho wzachu a zabichu a wućisnychu jeho z winizy won. : Hebr. 13, 12. </text:p>
      <text:p text:style-name="P1">9. Schto budźe teho dla knjes teje winizy činić? Wón budźe pšińć a tych winizarjow zkónzować, a winizu budźe wón druhim podać. </text:p>
      <text:p text:style-name="P1">10. Njejzće wy tež lazowali to pismo: Kamjeń, kotryž ćěslojo su zaćisli, tón je k róžknemu kamjenjej zčinjeny? Jez. 28, 16. Mat. 21, 42. Jap. zk. 4, 11. Rom. 9, 33. </text:p>
      <text:p text:style-name="P1">11. Wot teho Knjeza je so to ztało a je dźiwne pšed našimaj wo⸗ čomaj. </text:p>
      <text:p text:style-name="P1">12. A woni za tym ztejachu, kak bychu jeho pšijeli (ale bojachu so luda); pšetož woni zrozymichu, zo wón na nich to pširunanje běše ryčał, a woztajiwši jeho woteń⸗ dźechu. Mat. 14, 5. </text:p>
      <text:p text:style-name="P1">13. Woni pak pósłachu k njemu někotrych wot Pharizejkich a Hero⸗ dašowych słužomnikow, zo bychu jeho popanyli w słowach. Mat. 22, 15. Luk. 20, 20. </text:p>
      <text:p text:style-name="P1">14. A ći pšišedši dźachu k njemu: Mištrje, my wěmy, zo ty wěrny sy a njerodźiš wo nikoho; pšetož ty njehladaš na člowje⸗ kow paršonu, ale wučiš wo⸗ prawdźe tón puć Boži. Je prawje, zo my khěžorej dań dawamy abo niz? Mamy jemu dawać abo nje⸗ dawać? </text:p>
      <text:p text:style-name="P1">15. Wón pak póznawši jich jeba⸗ nje dźeše k nim: Schto wy mje zpytujeće? Pšinjezće mi kroš, zo jón wohladam. </text:p>
      <text:p text:style-name="P1">16. Duž jón pšinjesechu. A wón dźeše k nim: Cžeji je tón wobras a to napismo? Woni dźachu k nje⸗ mu: Teho khěžora. </text:p>
      <text:p text:style-name="P1">17. A Jezus wotmolwi a dźeše k nim: Dha dajće khěžorej, štož je khěžorowe, a Bohu, štož je Bože. A woni so jemu dźiwachu. Rom. 13, 7. </text:p>
      <text:p text:style-name="P1">18. Tež ći Sadduzejzzy pšiń⸗ dźechu k njemu, kotziž praja, zo njeje </text:p>
      <text:p text:style-name="P2"><text:s/></text:p>
      <text:p text:style-name="P1">----------------------------------- https://digital.slub-dresden.de/data/kitodo/BibltojeZ_478590679/BibltojeZ_478590679_tif/jpegs/00001377.tif.large.jpg ----------------------------------------------------------- </text:p>
      <text:p text:style-name="P1">72 Sadduzejzzy. Sčenje (12. zt.) Wo Mecsiasu. horjeztawanje; ći woprašachu jeho a dźachu: Mat. 22, 23. Luk. 20, 27. </text:p>
      <text:p text:style-name="P1">19. Mištrje, Mójzas je nam pi⸗ sał, hdyž jeneho bratr wumrje a woztaji žonu a nima žane dźěći, zo by jeho bratr tu samu jeho žonu wzał a swojemu bratrej symjo zbu⸗ dźił. 5 Mójz. 25, 5. Mat. 22, 24. </text:p>
      <text:p text:style-name="P1">20. Ssydom bratzja teho dla su byli. A tón prěni wza sebi žonu a wumrje a njewoztaji žane symjo. </text:p>
      <text:p text:style-name="P1">21. Duž wza ju tón druhi a wu⸗ mrje a njewoztaji tež žane symjo. A tón tzeći teje runozće. </text:p>
      <text:p text:style-name="P1">22. A wzachu ju tak wšitzy sed⸗ mjo a njewoztajichu symjenja. Naj⸗ posledy pak po wšitkich wumrje tež ta žona. </text:p>
      <text:p text:style-name="P1">23. Teho dla w tym horjeztawa⸗ nju, hdyž woni horje ztanu, kotreho tych samych žona wona budźe? Pšetož sedmjo su ju za mandźel⸗ zku měli. </text:p>
      <text:p text:style-name="P1">24. Duž wotmolwi Jezus a dźeše k nim: Njeje teho dla temu tak, zo wy błudźiće a zo njewězće te pisma ani tu móz Božu? </text:p>
      <text:p text:style-name="P1">25. Pšetož hdyž wot morwych ztanyć budźa, njebudźa so ženić ani so wudawać, ale budźa jako jandźeljo w njebjesach. Mat. 22, 30. </text:p>
      <text:p text:style-name="P1">26. So pak wot morwych ztanyć budźa, njejzće wy lazowali w kni⸗ hach Mójzasowych, kak z keŕka Bóh k njemu ryčeše a dźeše: Ja sym Bóh Abrahama a Bóh Jzaaka a Bóh Jakuba? 2 Mójz. 3, 6. </text:p>
      <text:p text:style-name="P1">27. Bóh pak njeje tych morwych, ale tych žiwych Bóh. Teho dla wy jara błudźiće. </text:p>
      <text:p text:style-name="P1">28. A k njemu pšiztupi jedyn tych pismawučenych, kiž běše na nich posłuchał, jako woni so hromadźe rosryčowachu, a widźeše, zo wón jim derje běše wotmolwił; a wo⸗ praša jeho: Kotra je ta najwoseb⸗ niša kaznja pšede wšitkimi? Mat. 22, 35. Luk. 10, 25. </text:p>
      <text:p text:style-name="P1">29. Jezus pak jemu wotmolwi: Ta najwosnebiša kaznja pšede wšit⸗ kimi je ta: Posłuchaj, Jzraelo, tón Knjes, naš Bóh, je jenički Bóh; 5 Mójz. 6, 4. 5. </text:p>
      <text:p text:style-name="P1">30. A ty dyrbiš Boha, swojeho Knjeza, lubować z zyłej swojej wu⸗ trobu, z zyłej swojej dušu a z zy⸗ łej swojej myslu a ze wšitkej swo⸗ jej mozu. To je ta najwosebniša kaznja. Mat. 22, 37. Luk. 10, 27. </text:p>
      <text:p text:style-name="P1">31. A ta druha je tej runa: Ty dyrbiš swojeho bližšeho lubo⸗ wać jako sam so. žana wjetša kaznja njeje, dyžli tej. mMat. 22, 30. 3 Mójz. 19, 18. Jan. 13, 34. St. 15, 13. 17. Rom. 13, 9. Gal. 5, 6. 14. St. 6, 2. Eph. 5, 2. 1 Thes. 4, 9. 1 Pětr: 1, 22. </text:p>
      <text:p text:style-name="P1">32. A tón pismawučeny dźeše k njemu: Mištrje, ty sy wopraw⸗ dźe derje ryčał; pšetož wón je jedyn Bóh, a njeje žadyn, khiba wón; 5 Mójz. 4, 35. St. 6, 4. </text:p>
      <text:p text:style-name="P1">33. A teho sameho lubować z zyłej wutrobu a z zyłej myslu a z zyłej dušu a ze wšitkej mozu, a lubować swojeho bližšeho jako so sameho, to je wjazy, dyžli wšitke zapalne wopory a druhe wopory. </text:p>
      <text:p text:style-name="P1">34. Jako pak Jezus widźeše, zo wón rozomnje wotmolwi, dźeše wón k njemu: Ty njejsy daloko wot Božeho kraleztwa. A nichtó so njezkhrobli jeho wjazy woprašeć. </text:p>
      <text:p text:style-name="P1">35. A Jezus wotmolwi a dźeše, jako wón wučeše w templu: Kak praja pismawučeni, zo Khryztus je Davitowy syn? Mat. 22, 42. Luk. 20, 41. </text:p>
      <text:p text:style-name="P1">36. Wón pak, Davit, praji pšes swjateho Ducha: Tón Knjes je pra⸗ jił k mojemu Knjezej: Ssyń so k mojej prawizy, hač ja połožu two⸗ jich njepšećelow za podnóžki two⸗ jich nohow. p,. 110, 1. Mat. 22, 44. </text:p>
      <text:p text:style-name="P1">37. Dha teho dla Dapit sam mjenuje jeho Knjeza; kak dha je wón jeho syn? A wjele luda sły⸗ šeše jeho rad. </text:p>
      <text:p text:style-name="P1">38. A dale wón jich wučeše a dźeše k nim: Hladajće so pisma⸗ </text:p>
      <text:p text:style-name="P2"><text:s/></text:p>
      <text:p text:style-name="P1">----------------------------------- https://digital.slub-dresden.de/data/kitodo/BibltojeZ_478590679/BibltojeZ_478590679_tif/jpegs/00001378.tif.large.jpg ----------------------------------------------------------- </text:p>
      <text:p text:style-name="P1">Falšni Khryztusojo. (St. 12. 13.) swj. Marka. Hroznozć 73 wučenych, kotziž w dołhich draztach khodźa a dadźa so radźi na tor⸗ hošćach poztrowić, Mat. 23, 3. Luk. 11, 43. St. 20, 46. </text:p>
      <text:p text:style-name="P1">39. A sydaju radźi wysoko w šu⸗ lach a za blidom pola wječerjow. </text:p>
      <text:p text:style-name="P1">40. Woni zežeru tych wudowow domy a wudawaju so z dołhimi modlitwami; ći sami budźa wjetše zatamanztwo doztać. Mat. 23, 14. Tekzt na 23. njedźelu po swj. Trojizy. IV. </text:p>
      <text:p text:style-name="P1">41. [A Jezus synu so napše⸗ ćiwo Božemu kašću a pšihla⸗ dowaše, kak ludźo do Božeho kaš⸗ ća zkładowachu. A wjele bohatych zkładowaše wjele. 2 Kral. 12, 9. Luk. 21, 1. </text:p>
      <text:p text:style-name="P1">42. A jena khuda wudowa pšiń⸗ dźe a połoži nuts dwě šerpatzy; tej zčinitej mały pjenježk. </text:p>
      <text:p text:style-name="P1">43. Duž zawoła wón swojich wu⸗ čomnikow k sebi a dźeše k nim: Sawěrnje, ja praju wam: Ta khu⸗ da wudowa je wjazy do Božeho kašća połožiła, dyžli wšitzy, ko⸗ tziž su nuts kładli; </text:p>
      <text:p text:style-name="P1">44. Pšetož woni su wšitzy wot swojeho zbytka nuts kładli, ta pak je wot swojeje khudoby wšitko, štož měješe, to je wšitku swoju žiwnozć, nuts połožiła.) </text:p>
      <text:p text:style-name="P1">13. ztaw. Wo wupuzćenju mězta Jeruzalema a kónzu swěta. </text:p>
      <text:p text:style-name="P1">1. A hdyž wón z templa wunńdźe, dźeše k njemu jeho wučomnikow jedyn: Mištrje, hlaj, kajke kamjenje a kajke twarjenje je to! Mat. 24,1. </text:p>
      <text:p text:style-name="P1">2. Duž wotmolwi Jezus a dźeše k njemu: Widźiš ty to wulke twa⸗ rjenje? Niz kamjeń na kamjenju nje⸗ budźe woztajeny, kotryž by njebył rosłamany. Luk. 19, 44. </text:p>
      <text:p text:style-name="P1">3. A jako wón na wolijowej horje sedźeše napšećiwo templu, pra⸗ šachu jeho wosebje Pětr a Jakub a Jan a Handrij: Łuk. 21, 7. </text:p>
      <text:p text:style-name="P1">4. Powjes nam, hdy budźe so to ztać? A kotre budźe to znamjo, hdyž to wšitko dyrbi być dokonjane? </text:p>
      <text:p text:style-name="P1">5. Jezus wotmolwi jim a poča prajić: Hlajće, zo by was nichtó njezawjedł. </text:p>
      <text:p text:style-name="P1">6. Pšetož wjele jich budźe pšińć w mojim mjenje a prajić: Ja sym Khryztus; a budźa jich wjele za⸗ wjezć. Jer. 14, 14. </text:p>
      <text:p text:style-name="P1">7. Hdyž wy pak budźeće słyšeć wot wójnow a zo so wot njeměra ryči, dha wy so njebójće; pšetož to ma so tak ztać. Ale kónz hny⸗ dom njebudźe. </text:p>
      <text:p text:style-name="P1">8. Pšetož lud budźe pšećiwo ludu poztanuć a kraleztwo pšeći⸗ wo kraleztwu. A budźe zemjerženje tam a sem, a budźe drohi čas a naztróženje. To budźe teje nuzy zpočatk. </text:p>
      <text:p text:style-name="P1">9. Wy pak so hladajće. Pšetož woni budźa was podać do radnych khěžow a šulow, a wy budźeće khoztani, a pšed fěrštow a kralow dyrbiće wy być wjedźeni moje dla, k swědčenju na nich. Mat. 24, 9. Luk. 21, 12. Jan. 16, 2. </text:p>
      <text:p text:style-name="P1">10. A to evangelion dyrbi prjedy prědowane być pola wšitkich pó⸗ hanow. </text:p>
      <text:p text:style-name="P1">11. Hdyž teho dla was budźa wo⸗ dźić a podać, dha njeztarajće so, što byšće wy ryčeli, a njewo⸗ pomńće so prjedy; ale štož wam w tej samej štundźe date budźe, to ryčće; pšetož wy njejzće, kiž ryčiće, ale tón swjaty Duch. Mat. 10, 19. </text:p>
      <text:p text:style-name="P1">12. Wón budźe pak bratr bratra k smjerći podać a nan syna, a dźěći budźa so swojim ztaršim pšećiwić a budźa jich pomhać morić. </text:p>
      <text:p text:style-name="P1">13. A budźeće hidźeni wot kóž⸗ deho, mojeho mjena dla. Schtóž pak do kónza wobzteji, tón budźe zbóžny. Mat. 24, 18. </text:p>
      <text:p text:style-name="P1">14. Hdyž wy pak budźeće widźić tu hroznozć teho wupuzćenja, wot kotrejež propheta Daniel je prajił, zo wona zteji, hdźež njedyrbi (štóž to lazuje, tón jo zrozy); tehdy kotziž </text:p>
      <text:p text:style-name="P2"><text:s/></text:p>
      <text:p text:style-name="P1">----------------------------------- https://digital.slub-dresden.de/data/kitodo/BibltojeZ_478590679/BibltojeZ_478590679_tif/jpegs/00001379.tif.large.jpg ----------------------------------------------------------- </text:p>
      <text:p text:style-name="P1">74 wupuzćenja. Sćenje (13. 14. zt.) Pšichod Khryztusowy. w židowzkim kraju su, ći njech ćek⸗ nu na hory. Mat. 24, 15. Dan. 9, 27. </text:p>
      <text:p text:style-name="P1">15. A štóž na tzěše je, tón nje⸗ lěs dele do khěže a njepšińdź do njeje, zo by sebi něšto wzał ze swojeje khěže. Luk. 17, 31. </text:p>
      <text:p text:style-name="P1">16. A štóž na polu je, tón so zaso njewróć k temu woztajenemu, zo by swoju draztu zebrał. </text:p>
      <text:p text:style-name="P1">17. Běda pak ćežkim a ćěšnym w tym samym času. </text:p>
      <text:p text:style-name="P1">18. Prošće pak, zo by waše ćěkanje so njeztało w zymje. </text:p>
      <text:p text:style-name="P1">19. Pšetož w tych samych dnjach budźe tajka ztyzknozć, kajkaž njeje była wot zpočatka teho ztworjenja, kotrež Bóh ztworił je, hač nětk, jako tež dale wjazy njebudźe. Dan. 12, 1. Joel. 2, 2. </text:p>
      <text:p text:style-name="P1">20. A hdy budźiše tón Knjes te same dny njepšikrótšił, dha by žadyn člowjek zbóžny njebył; ale tych wuzwolenych dla, kotrychž wón wuzwolił je, je wón te same dny pšikrótšił. </text:p>
      <text:p text:style-name="P1">21. A budźe⸗li tehdy štó k wam prajić: Hlaj, tudy je Khryztus, abo hlaj, tam je wón; njewěŕće to wy. Mat. 24, 23. Luk. 17, 2ź. </text:p>
      <text:p text:style-name="P1">22. Pšetož falšni Khryztojo a falšni prophetojo budźa ztanyć a budźa zejchi a dźiwy činić, zo bychu tež tych wuzwolenych zawjedli, hdy by móžno było. 5 Mójz. 13, 1. Luk. 21, 8. 2 Thes. 2, 11. </text:p>
      <text:p text:style-name="P1">23. Wy pak so hladajće. Hlaj, ja sym wam to wšitko prjedy prajił. </text:p>
      <text:p text:style-name="P1">24. Ale w tym samym času, po tej samej žałozći, budźe słónzo so zaćmić a měsaz swoje swětło nje⸗ dać; Jez. 13, 10. </text:p>
      <text:p text:style-name="P1">25. A hwězdy budźa z njebjes pa⸗ dać, a mozy tych njebjes budźa so hibać. </text:p>
      <text:p text:style-name="P1">26. A tehdy budźa woni widźić pšińdźo člowjeka syna w mróče⸗ lach z wulkej mozu a krasnozću. Dan. 7, 13. </text:p>
      <text:p text:style-name="P1">27. A tehdy budźe wón won pó⸗ słać swojich jandźelow a budźe zhromadźić swojich wuzwolenych wot tych štyrjoch wětrow, wot kónza teje zemje hač k kónzu tych njebjes. Mat. 13, 41. </text:p>
      <text:p text:style-name="P1">28. Na figowzu pak zwukńće pši⸗ runanje. Hdyž jeho hałoza nětk wot⸗ młódnje a lizćo pušća, wězće wy, zo lětny čas blizko je. Mat. 24, 32. </text:p>
      <text:p text:style-name="P1">29. Tak tež wy, hdyž to wšitko widźiće, zo so ztanje, dha wězće, zo wone blizko pšed durjemi je. Scht. 14. </text:p>
      <text:p text:style-name="P1">30. Sawěrnje, ja praju wam: Ta šlachta njebudźe zańć, hač so to wšitko ztanje. </text:p>
      <text:p text:style-name="P1">31. Njebjo a zemja budźe za⸗ hinuć, moje słowa pak nje⸗ budźa zahinuć. </text:p>
      <text:p text:style-name="P1">32. Wot teho dnja pak a wot teje štundy njewě nichtó, tež niz jan⸗ dźeljo w njebjesach, tež tón Ssyn niz, ale jeno tón Wótz. Mat. 24, 36. </text:p>
      <text:p text:style-name="P1">33. Hladajće so teho dla a wa⸗ chujće a modlće so; pšetož wy njewězće, hdy čas je. Mat. 25, 13. 14. Luk. 12, 40. </text:p>
      <text:p text:style-name="P1">34. Runje jako člowjek, kiž daloko preč ćehnješe a wopušći swój dom a da swojim wotročkam móz a kóždemu swoje dźěło a pšikaza tež wrótnikej, zo by wón wachował. </text:p>
      <text:p text:style-name="P1">35. Wachujće teho dla (pšetož wy njewězće, hdy tón Knjes teje khěže pšińdźe, hač wón pšińdźe na wječor abo wo połnozy abo hdyž khapony zpěwaju abo na ranjo); </text:p>
      <text:p text:style-name="P1">36. Tak zo by wón nahle njepši⸗ šoł a namakał was, hdyž zpiće. </text:p>
      <text:p text:style-name="P1">37. Schtož ja pak wam praju, to wam wšitkim praju: Wachujće! </text:p>
      <text:p text:style-name="P1">14. ztaw. Khryzta žałbowanje, wuztajenje swjateje wje čerje, bědźenje w zahrodźe, jaztwo, wuznaće pšed Kajphasom, Pětra hrěšny pad. </text:p>
      <text:p text:style-name="P1">1. A po dwěmaj dnjomaj běchu jutry a te dny tych słódkich khlě⸗ bow. A ći wyšši měšnizy a pismawučeni pytachu, kak bychu jeho z lesnozću jimali a morili. Mat: 26, 2. Luk. 22, 1. Jan. 13, 1. </text:p>
      <text:p text:style-name="P2"><text:s/></text:p>
      <text:p text:style-name="P1">----------------------------------- https://digital.slub-dresden.de/data/kitodo/BibltojeZ_478590679/BibltojeZ_478590679_tif/jpegs/00001380.tif.large.jpg ----------------------------------------------------------- </text:p>
      <text:p text:style-name="P1">Załbowanje Khryztusowe. (St. 14.) swj. Marka. Wotkazanje 75 </text:p>
      <text:p text:style-name="P1">2. Woni dźachu pak: Niz na tón |jeho wučomnizy k njemu: Hdźe swjaty čas, zo by so snadź ropot bjes ludom njezběhnuł. </text:p>
      <text:p text:style-name="P1">3. A jako wón w Bethanii běše w khěži Schimana, teho wusadneho, a sedźeše za blidom, pšińdźe žón⸗ zka, kiž měješe škleńzu praweje dobreje a krasneje nardoweje wody; a wona rosbi tu škleńzu a wula ju na jeho hłowu. Mat. 26, 6. Luk. 7, 38. Jan. 12, 3. </text:p>
      <text:p text:style-name="P1">4. Někotzi pak běchu, ći so pši sebi hněwachu a dźachu: K čomu je tajka škoda teje wody so ztała? Mat. 26, 8. </text:p>
      <text:p text:style-name="P1">5. Pšetož wona budźiše dróž⸗ šo mohła być pšedata, dyžli za tzi zta krošow, a te pjenjezy khu⸗ dym ludźom date być. A mór⸗ čachu na nju. </text:p>
      <text:p text:style-name="P1">6. Jezus pak dźeše: Dajće ji pokoj; čoho dla wy ji tyšnozć činiće? Wona je dobry zkutk nade mnu činiła. </text:p>
      <text:p text:style-name="P1">7. Pšetož khudych maće wy pšezo pši sebi, a hdyž chzeće, móžeće wy jim dobrotu činić; mje pak wy pšezo nimaće. 5 Mójz. 15, 11. </text:p>
      <text:p text:style-name="P1">8. Schtož je mohła, to je wona činiła. Wona je prjedy pšišła, zo by moje ćěło žałbowała k po⸗ hrjebanju. </text:p>
      <text:p text:style-name="P1">9. Sawěrnje, ja praju wam: Hdźež tuto evangelion budźe prědowane po wšěm swěće, tam budźe tež to, štož wona je činiła, prajene k jeje wopomnjenju. </text:p>
      <text:p text:style-name="P1">10. A Judaš⸗ Išarioth, jedyn wot tych dwanaće, woteńdźe k wyššim měšnikam, zo by jeho jim pšeradźił. Mat. 26, 14. 11, Jako woni to słyšachu, zwje⸗ selichu so woni a slubichu jemu te pjenjezy dać. A wón pytaše, kak by jeho w zprawnym času pše⸗ radźił. </text:p>
      <text:p text:style-name="P1">12. A prěni dźeń tych słódkich khlěbow, hdyž to jutrowne jehnjo dyrbješe być woprowane, dźachu chzeš ty, zo bychmy my šli a pšihotowali a ty to jutrowne jeh⸗ njo jědł? Mat. 26, 17. Luk. 22, 7. </text:p>
      <text:p text:style-name="P1">13. A wón pósła swojich wu⸗ čomnikow dweju a dźeše k nimaj: Dźitaj do mězta, a člowjek budźe waju zetkać, tón njese karan wody; dźitaj za nim. Luk. 22, 8. </text:p>
      <text:p text:style-name="P1">14. A hdźež wón nuts dźe, tam rjekńtaj k hozpodarjej: Tón mištr da tebi prajić: Hdźe je tón hóztny dom, hdźež ja bych jutrowne jehnjo jědł z mojimi wučomnikami? </text:p>
      <text:p text:style-name="P1">15. Duž wón budźe wamaj wulku łubju pokazać, kotraž z kamjenjemi wusadźena a pšihotowana je; tam za nas pšihotujtaj. </text:p>
      <text:p text:style-name="P1">16. A jeho wučomnikaj wuń⸗ dźeštaj a pšińdźeštaj do teho mězta a namakaštaj, kaž wón ji⸗ maj běše prajił, a pšihotowaš⸗ taj to jutrowne jehnjo. Tekzt na zeleny štwórtk. III. </text:p>
      <text:p text:style-name="P1">17. A jako nětk wječor bu, pšiń⸗ dźe wón z tymi dwanaćimi. Mat. 26, 20. Luk. 22, 14. </text:p>
      <text:p text:style-name="P1">18. A jako so nětk k blidu běchu zesydali a jědźichu, dźeše Jezus: Sawěrnje, ja praju wam, jedyn wot was, kotryž zo mnu jě, budźe mje pšeradźić. </text:p>
      <text:p text:style-name="P1">19. A woni buchu zrudni a dźachu k njemu, jedyn za druhim: Ssym to ja? A druhi: Ssym ja to? </text:p>
      <text:p text:style-name="P1">20. Wón pak wotmolwi a dźeše k nim: Jedyn z tych dwanaće, kiž zo mnu w škli kuzk mača. </text:p>
      <text:p text:style-name="P1">21. Cžowjeka syn tam derje dźe, jako wot njeho zteji pisane; běda pak temu samemu člowjekej, pšes kotrehož člowjeka syn pšeradźeny budźe; lěpje by temu samemu člo⸗ wjekej było, zo by wón so nihdy njenarodźił. </text:p>
      <text:p text:style-name="P1">22. A jako woni běchu pojědli, wza Jezus tón khlěb, dźakowaše so a łamaše a da jim tón a dźeše: Wzmiće, jěsće; to je moje ćěło. Mat. 26, 26. Luk. 22, 19. </text:p>
      <text:p text:style-name="P2"><text:s/></text:p>
      <text:p text:style-name="P1">----------------------------------- https://digital.slub-dresden.de/data/kitodo/BibltojeZ_478590679/BibltojeZ_478590679_tif/jpegs/00001381.tif.large.jpg ----------------------------------------------------------- </text:p>
      <text:p text:style-name="P1">76 wuztajene. Scżenje (14. zt.) Jezus w zahrodźe. </text:p>
      <text:p text:style-name="P1">23. A wza tón khelich a dźakowa⸗ še so a da jim tón. A woni pijachu wšitzy z njeho. </text:p>
      <text:p text:style-name="P1">24. A wón dźeše k nim: To je moja krej teho noweho zakonja, ko⸗ traž za jich wjele budźe pšelata. </text:p>
      <text:p text:style-name="P1">25. Sawěrnje, ja praju wam, zo ja wjazy njebudu pić wot teho płoda winoweho pjeńka, hač do teho sameho dnja, hdyž ja nowy pić budu w kraleztwje Božim. </text:p>
      <text:p text:style-name="P1">26. A jako woni tón khwalobny khěrluš běchu wuzpěwali, wuńdźe⸗ chu woni na wolijowu horu.) Mat. 26, 30. Luk. 22, 39. </text:p>
      <text:p text:style-name="P1">27. A Jezus dźeše k nim: Wy budźeće so w tej nozy wšitzy nade mnu pohóršić. Pšetož pi⸗ sane zteji: Ja budu paztyrja zbić a wowzy budźa so rosćěkać. Sach. 13, 7. Mat. 26, 31. </text:p>
      <text:p text:style-name="P1">28. Ale hdyž ja ztanu, póńdu ja prjedy was do Galilejzkeje. St. 16, 7. Mat. 26, ź2. </text:p>
      <text:p text:style-name="P1">29. Pětr pak dźeše k njemu: A hdy bychu runje so tež wšitzy pohóršili, dha ja wšak niz. </text:p>
      <text:p text:style-name="P1">30. A Jezus dźeše k njemu: Sa⸗ wěrnje, ja praju tebi: Dźens w tej nozy, prjedy dyžli khapon dwójzy je zpěwał, budźeš ty mje tzi króć zaprěć. Mat. 26, 34. </text:p>
      <text:p text:style-name="P1">31. Wón pak ryčeše hišće dale: Haj hdy bych ja tež z tobu wumrjeć dyrbjał, njechał ja će za⸗ prěć. Teho runja woni tež wšitzy dźachu. </text:p>
      <text:p text:style-name="P1">32. A woni pšińdźechu do dwora, kotrehož mjeno běše Gethzemane. A wón dźeše k swojim wučom⸗ nikam: Ssyńće so tudy, hač ja šedši so k Bohu modlu. Mat. 26, 36. Luk. 22, 39. Jan. 18, 1. </text:p>
      <text:p text:style-name="P1">33. A wza k sebi Pětra a Jakuba a Jana a poča tšepjetać a jara ztyzkniwy być, </text:p>
      <text:p text:style-name="P1">34. A dźeše k nim: Moja duša je zrudna hač do smjerće. Wo⸗ ztańće tudy a wachujće. Mait. 26, 38. Jan. 12, 27. </text:p>
      <text:p text:style-name="P1">35. A woteńdźe trochu, padźe na zemju a modleše so tak, hdy by móžno było, zo by ta štunda wot njeho nimo šła. </text:p>
      <text:p text:style-name="P1">36. A dźeše: Abba, mój Wótče, wšitko je tebi móžno; pšezběhń mje teho khelicha. Ale wšak niz kaž ja chzu, ale kaž ty chzeš. Luk. 1, 327. Mat. 26, 39. Jan. 6, 38. </text:p>
      <text:p text:style-name="P1">37. A pšińdźe a namaka jich, zo zpachu. A dźeše k Pětrej: Schima⸗ nje, zpiš ty? Njezamóžeš dha ty tež jenu štundu wachować? </text:p>
      <text:p text:style-name="P1">38. Wachujće a modlće so, tak zo wy do zpytowanja njepšińdźe⸗ će. Duch je hotowy, ale mjaso je słabe. Mat. 26, 41. </text:p>
      <text:p text:style-name="P1">39. A woteńdźe zaso a modleše so a ryčeše to same słowo. </text:p>
      <text:p text:style-name="P1">40. A pšińdźe zaso a namaka jich, zo zaso zpachu; pšetož jich woči běchu połne zpanja; a njewje⸗ dźichu, što bychu jemu wotmolwili. </text:p>
      <text:p text:style-name="P1">41. A wón pšińdźe tzeći ras a dźeše k nim: Ach chzeće wy nětk zpać a wotpočować? Dozć je, ta štunda je pšišła; hlaj, člo⸗ wjeka syn budźe do tych hrěšnikow jich rukow podaty. Mat. 26, 45. </text:p>
      <text:p text:style-name="P1">42. Stańće, pójmy; hlajće, kiž mje pšeradźi, je so pšibližał. Jan. 14, 31. </text:p>
      <text:p text:style-name="P1">43. A na mězće, hdyž wón hiš⸗ će ryčeše, pšińdźe Judaš, tych dwanaće jedyn, a z nim wulka črjóda z mječemi a ze žerdźemi, wot wyššich měšnikow a pis⸗ mawučenych a ztaršich. Mat. 26, 47. Luk. 22, 47. Jan. 18, 3. </text:p>
      <text:p text:style-name="P1">44. Jeho pšeradnik pak běše jim zejch dał a rjeknył: Kotrehož ja budu wokošeć, tón samy je; teho pšimńće a wjedźće jeho wězće. </text:p>
      <text:p text:style-name="P1">45. A wón pšišedši ztupi na mězće k njemu a dźeše: Rabbi, rabbi! a wokoša jeho. 2 Sam. 20, o. </text:p>
      <text:p text:style-name="P1">46. Woni pak złožichu swojej ruzy na njeho a jimachu jeho. </text:p>
      <text:p text:style-name="P1">47. Jedyn pak wot tych, kiž pódla ztejachu, wućahnu swój mječ a </text:p>
      <text:p text:style-name="P2"><text:s/></text:p>
      <text:p text:style-name="P1">----------------------------------- https://digital.slub-dresden.de/data/kitodo/BibltojeZ_478590679/BibltojeZ_478590679_tif/jpegs/00001382.tif.large.jpg ----------------------------------------------------------- </text:p>
      <text:p text:style-name="P1">Jezus pšed wyššim (St. 14.) swj. Marka.. měšnikom. Pětra pad. 77 dyri teho wyššeho měšnika wo⸗ tročka a wotća jemu wucho. Mat. 26, 51. Luk. 22, 50. </text:p>
      <text:p text:style-name="P1">48. A Jezus wotmolwi a dźeše k nim: Wy zće wušli, jako na mordarja, z mječemi a ze žerdźemi, mje jimać; </text:p>
      <text:p text:style-name="P1">49. Ja sym wšědnje pola was w templu był a sym wučił, a wy mje njejzće pšijeli; ale to so nětk ztanje, zo by to pismo było dopjel⸗ njene. Pz. 69, 10. </text:p>
      <text:p text:style-name="P1">50. A wšitzy wučomnizy wo⸗ pušćichu jeho a ćeknychu. Hiob. 19, 13. </text:p>
      <text:p text:style-name="P1">51. A jedyn młodźenz dźěše za nim, tón běše z rubom na nahim žiwoće wodźety; a ći młodźenzy pšijachu jeho; </text:p>
      <text:p text:style-name="P1">52. Wón pak, pušćiwši tón rub, ćekny nahi wot nich. </text:p>
      <text:p text:style-name="P1">53. A woni wjedźechu Jezusa k wyššemu měšnikej, a hnydom so zeńdźechu wšitzy wyšši měš⸗ nizy a ztarši a pismawučeni. Mat. 26, 57. Luk. 22, 54. Jan. 18, 13. </text:p>
      <text:p text:style-name="P1">54. Pětr pak dźěše z dala za nim hač do wyššeho měšnika hroda nuts; a wón běše tam, a sedźo pola tych wotročkow wohrě⸗ waše wón so pši wohenju. </text:p>
      <text:p text:style-name="P1">55. Ale wyšši měšnik a zyła rada pytachu swědčenje napše⸗ ćiwo Jezusej, tak zo bychu jeho morili; a njenamakachu ničo. Mat. 26, 59. Jap. zk. 6, 13. </text:p>
      <text:p text:style-name="P1">56. Wjele jich pak napšećiwo njemu falšnje swědčeše; ale jich swědčenje njeběše pšes jene. </text:p>
      <text:p text:style-name="P1">57. A někotzi ztažechu a ryčachu falšne swědčenje napšećiwo njemu a dźachu: </text:p>
      <text:p text:style-name="P1">58. My smy słyšeli, zo wón dźeše: Ja chzu tón templ, kotryž je z rukomaj zčinjeny, rosłamać a w tzjoch dnjach druhi natwarić, kiž njeje z rukomaj zčinjeny. Jan. 2, 19. </text:p>
      <text:p text:style-name="P1">59. Ale jich swědčenje hišće tak njeběše pšes jene. </text:p>
      <text:p text:style-name="P1">60. A wyšši měšnik ztanu srjedźa nich, wopraša Jezusa a dźeše: Njewotmolwiš ty ničo? Schto je to, štož ći na tebje swědča? </text:p>
      <text:p text:style-name="P1">61. Wón pak mjelčeše a nje⸗ wotmolwi ničo. Wozpjet wopra⸗ ša jeho tón wyšši měšnik a dźeše k njemu: Ssy ty Khryztus, tón Ssyn teho wysozy khwaleneho? Jez. 53, 8. </text:p>
      <text:p text:style-name="P1">62. Jezus pak dźeše: Ja sym; a wy budźeće widźić člowjeka syna sedźo na prawizy teje mozy a pšińdźo z mróčelemi tych njebjes. Mat. 24, 30. Luk. 22, 69. </text:p>
      <text:p text:style-name="P1">63. Duž rostorha wyšši měš⸗ nik swoju suknju a dźeše: Schto my dale swědčenja potrjebamy? 3 Mójz. 10, 6. </text:p>
      <text:p text:style-name="P1">64. Wy zće słyšeli to Bože ha⸗ njenje; što so wam zda? Woni pak zatamachu jeho wšitzy, zo smjerće je winojty. Jer. 26, 11. </text:p>
      <text:p text:style-name="P1">65. A někotzi počachu na njeho pluwać a jeho wobličo pšikry⸗ wać a z pjazćemi jeho bić a k nje⸗ mu prajić: Wěšć nam. A wo⸗ sebnje ći wotročzy bijachu jeho do wobliča. </text:p>
      <text:p text:style-name="P1">66. A Pětr běše delekach w tym hrodźe. Duž pšińdźe jena wot teho wyššeho měšnika dźowkow. </text:p>
      <text:p text:style-name="P1">67. A jako wona widźeše, zo so Pětr wohrěwaše, pohlada wona na njeho a dźeše: A ty běše tež z tym Jezusom z Nazaretha. </text:p>
      <text:p text:style-name="P1">68. Wón pak zaprě a dźeše: Ja jeho njeznaju, njewěm tež, što ty prajiš. </text:p>
      <text:p text:style-name="P1">69. A wuńdźě won do dwora, a khapon zazpěwa. A ta dźowka wu⸗ hlada jeho zaso a poča tym pra⸗ jić, kotziž pódla ztejachu: Tón je wot nich. Mat. 26, 71. </text:p>
      <text:p text:style-name="P1">70. Wón pak zaso prěješe. A zaso po małej khwili dźachu k Pě⸗ trej, kotziž pódla ztejachu: Wopraw⸗ dźe, ty sy wot tych samych jedyn; pšetož ty sy tež Galilejzki, a </text:p>
      <text:p text:style-name="P2"><text:s/></text:p>
      <text:p text:style-name="P1">----------------------------------- https://digital.slub-dresden.de/data/kitodo/BibltojeZ_478590679/BibltojeZ_478590679_tif/jpegs/00001383.tif.large.jpg ----------------------------------------------------------- </text:p>
      <text:p text:style-name="P1">78 Barabbas Sčenje (14. 15. zt.) pušćeny. Khryzta twoja ryč je na Galilejzku ryč podobna. </text:p>
      <text:p text:style-name="P1">71. Wón pak poča so pokleć a so pšisahać: Ja teho člowjeka njeznaju, wot kotrehož wy prajiće. </text:p>
      <text:p text:style-name="P1">72. A khapon zaso zazpěwa. Duž zpomni Pětr na to słowo, kotrež Jezus k njemu dźeše: So prjedy, dyžli khapon dwójzy zazpěwa, bu⸗ dźeš ty mje tzi króć zaprěć. A wón so nahle (z dwora) won da a płakaše. Mat. 26, 34. Luk. 22, 34. </text:p>
      <text:p text:style-name="P1">15. ztaw. Khryzta ćeŕpjenje pšed Pilatusom, krónowanje, kšižowanje, smjerć a pohrjebanje. </text:p>
      <text:p text:style-name="P1">1. A hnydom rano zradźichu so wyšši měšnizy ze ztaršimi a z pismawučenymi a z zyłej radu a zwjazachu Jezusa a wuwjedźechu jeho a podachu jeho Pilatusej. Mat. 27, 1. </text:p>
      <text:p text:style-name="P1">2. A Pilatus wopraša jeho: Ssy ty tych židow kral? Wón pak wotmolwi a dźeše k njemu: Ty to prajiš. Jan. 18, 33. </text:p>
      <text:p text:style-name="P1">3. A wyšši měšnizy wjele na njeho zkoržachu. </text:p>
      <text:p text:style-name="P1">4. Pilatus pak wopraša jeho zaso a dźeše: Njewotmolwiš ty ničo? Hlaj, kak twjerdźe woni će wobzkoržuja. </text:p>
      <text:p text:style-name="P1">5. Jezus pak ničo wjazy njewot⸗ molwi, tak zo so tež Pilatus dźi⸗ waše. </text:p>
      <text:p text:style-name="P1">6. Na tón róčny čas pak puš⸗ ćeše wón jim jeneho jateho, ko⸗ trehož woni sebi žadachu. </text:p>
      <text:p text:style-name="P1">7. Wón běše pak někajki, Barab⸗ bas mjenowany, zaty ze zwadni⸗ kami, kotziž w tym ropoće mordaŕ⸗ ztwo běchu wobešli. </text:p>
      <text:p text:style-name="P1">8. A tón lud dźěše horje a poča prosyć, zo by činił, kaž jim pšezo běše činił. </text:p>
      <text:p text:style-name="P1">9. Pilatus pak wotmolwi jim: Chzeće wy, dha chzu ja wam teho krala tych Zidow pušćić? </text:p>
      <text:p text:style-name="P1">10. Pšetož wón wjedźiše, zo wyšši měšnizy jeho ze zawizću běchu podali. </text:p>
      <text:p text:style-name="P1">11. Wyšši měšnizy pak wa⸗ bjachu tón lud, zo by jim radšo Barabbasa pušćił. </text:p>
      <text:p text:style-name="P1">12. Duž wotmolwi Pilatus zaso a dźeše k nim: Schto chzeće dha wy, zo bych ja činił temu, kotre⸗ muž wy winu dawaće, zo je židow kral? Jan. 18, 38. </text:p>
      <text:p text:style-name="P1">13. Woni pak wołachu zaso: Kši⸗ žuj jeho! </text:p>
      <text:p text:style-name="P1">14. A Pilatus dźeše k nim: Schto je dha wón złeho zčinił? Ale woni čim bóle wołachu: Kši⸗ žuj jeho! </text:p>
      <text:p text:style-name="P1">15. Pilatus pak chzyše ludu dozć činić a pušći jim Barab⸗ basa; Jezusa pak krjudowaneho poda wón, zo by kšižowany był. </text:p>
      <text:p text:style-name="P1">16. Cźi wojazy pak wjedźechu jeho nuts na dwór (to je do sudneje khěže) a wołachu hromadu wšitku syłu; Mat. 27, 27. Jan. 19, 1. </text:p>
      <text:p text:style-name="P1">17. A woblečechu jeho purpurzki kwić a naplećechu ćernjowu krónu a ztajichu jemu ju na jeho hłowu; </text:p>
      <text:p text:style-name="P1">18. A počachu jeho poztrowić: Bóh daj ći wjele ztrowja a zboža, o kralo tych židow! </text:p>
      <text:p text:style-name="P1">19. A bijachu jemu hłowu ze zćinu a plujachu na njeho a padachu na kolena a modlachu so pšed nim. Mat. 26, 67. </text:p>
      <text:p text:style-name="P1">20. A hdyž jeho běchu pšešpoto⸗ wali, slečechu woni jemu tón kwić a woblečechu jeho jeho draztu a wjedźechu jeho won, zo bychu jeho kšižowali; Mat. 27, 31. </text:p>
      <text:p text:style-name="P1">21. Apšinućichu někajkeho Schi⸗ mana, kiž nimo dźěše, z Zirena, kotryž z pola pšińdźe (a běše Alexandrowy a Ruffowy nan), zo by wón jemu jeho kšiž njesł. Mat. 27, 32. Luk. 23, 26. Tekzt na ćichi pjatk. IY. </text:p>
      <text:p text:style-name="P1">22. A pšiwjedźechu jeho na mě⸗ zto Golgatha, to je pšełožene: No⸗ pow mězto. Mat. 27, 33. Jan. 19, 17. </text:p>
      <text:p text:style-name="P2"><text:s/></text:p>
      <text:p text:style-name="P1">----------------------------------- https://digital.slub-dresden.de/data/kitodo/BibltojeZ_478590679/BibltojeZ_478590679_tif/jpegs/00001384.tif.large.jpg ----------------------------------------------------------- </text:p>
      <text:p text:style-name="P1">kšižowanje. (St. 15.) swj. Marka. Khryztusowy pohrjeb, 79 </text:p>
      <text:p text:style-name="P1">23. A dachu jemu z maru změ⸗ šane wino so napić. Wón pak jo njewza. Pz. 69, 23. </text:p>
      <text:p text:style-name="P1">24. A jako jeho běchu kšižowali, rosdźělichu woni jeho draztu a lóso⸗ wachu wo nju, što by kóždy doztał. Pz. 22, 19. Mat.27, 35. Luk.23, 34. Jan. 19,24. </text:p>
      <text:p text:style-name="P1">25. A běše wokoło tzećeje štun⸗ dy, hdyž woni jeho kšižowachu. </text:p>
      <text:p text:style-name="P1">26. A horjekach k jeho hłowje bě⸗ še napisane, štož jemu winu dawachu: Tón kral tych židow. Mat. 27, 37. </text:p>
      <text:p text:style-name="P1">27. A woni kšižowachu z nim dweju mordarjow, jeneho k jeho prawizy a jeneho k lěwizy. </text:p>
      <text:p text:style-name="P1">28. A bě tak to pismo dopjelnjene, kotrež praji: Wón je bjes złóztnikow rachnowany. Jez. 53, 13. </text:p>
      <text:p text:style-name="P1">29. A kotziž nimo dźěchu, swarjachu na njeho a tšasechu swoje hłowy a dźachu: Haha! rosłamaš ty tón templ a twariš jón w tzjoch dnjach? Jan. 2, 19. </text:p>
      <text:p text:style-name="P1">30. Pomhaj nětk sam sebi a ztup z kšiža dele. </text:p>
      <text:p text:style-name="P1">31. Teho runja tež wyšši měš⸗ nizy smějachu so jemu bjes sobu z pismawučenymi a dźachu: Wón je druhim pomhał a sam sebi pom⸗ hać njemóže. </text:p>
      <text:p text:style-name="P1">32. Jeli wón Khryztus a kral we Jzraelu, dha njech nětk ztupi z kšiža, zo bychmy my widźili a wěrili. A taj, kotrajž z nim běštaj kšižo⸗ wanaj, jeho tež hanještaj. </text:p>
      <text:p text:style-name="P1">33. A po šeztej štundźe bě ćma po zyłej zemi hač do dźewjateje štundy. Mat. 27, 45. Luk. 23, 44. </text:p>
      <text:p text:style-name="P1">34. A w dźewjatej štundźe za⸗ woła Jezus z wulkim hłosom a dźe⸗ še: Eli, Eli, lama zabachthani? to je pšełožene: Mój Božo, mój Božo, čoho dla sy ty mje wopušćił? Pz. 22, 2. Mat. 27, 46. </text:p>
      <text:p text:style-name="P1">35. A někotzi, kiž pódla ztejachu, jako to słyšachu, dźachu woni: Hlaj, wón woła Eliasa. </text:p>
      <text:p text:style-name="P1">36. Duž běžeše jedyn a napjelni šwom z kisałom a tyknu jón na zćinu a napowaše jeho a dźeše: Hladajmy wšak, hač Elias pšiń⸗ dźe a jeho dele wozmje. p.. 6o, 23. </text:p>
      <text:p text:style-name="P1">37. Ale Jezus zawoła z wulkim hłosom a zpušći dušu.) Jan.19; 30. </text:p>
      <text:p text:style-name="P1">38. A tón zawješk w templu ros⸗ torže so na dwoje, wot wjeŕcha hač dele. Mat. 27, 51. </text:p>
      <text:p text:style-name="P1">39. Tón hejtman pak, kotryž pódla zteješe, jemu napšećiwo, a wi⸗ dźeše, zo wón z tajkim wołanjom dušu zpušći, dźeše wón: Sa⸗ wěrnje, tón člowjek je Boži Ssyn był. Mat. 27, 54. </text:p>
      <text:p text:style-name="P1">40. Wone běchu pak tam tež žón⸗ zke, kotrež z dala pšihladowachu, bjes kotrymiž běše Marja Madlena a Marja, teho małeho Jakuba a Jozesowa mać, a Salome; Mat. 27, 55. </text:p>
      <text:p text:style-name="P1">41. Kotrež tež běchu za nim kho⸗ dźiłe, jako wón w Galilejzkej běše, a jemu słužiłe; a wjele druhich, ko⸗ trež běchu z nim horje do Jeruza⸗ lema pšišłe. Luk. 8, 2. </text:p>
      <text:p text:style-name="P1">42. A hdyž wječor běše (dokelž běše tón dźeń teho pšihotowanja, to je pšed sabatom), </text:p>
      <text:p text:style-name="P1">43. Pšińdźe Jozeph z Arimathije, česny radny knjes, kotryž tež na Bože kraleztwo wočakowaše; tón so zwaži a dźěše nuts k Pilatej a prošeše pše to ćěło Jezusowe. Mat. 27, 57. Luk. 23, 50. Jan. 19, 38. </text:p>
      <text:p text:style-name="P1">44. Pilatus pak dźiwaše so, zo je hižom wumrjeł, a zawoła hejt⸗ mana a wopraša jeho, hač je dawno wumrjeł? </text:p>
      <text:p text:style-name="P1">45. A jako wón jo zhoni wot teho hejtmana, da wón Jozephej to ćěło. </text:p>
      <text:p text:style-name="P1">46. Wón pak kupi sebi rub, wza jeho dele a zawali jeho do teho ruba a połoži jeho do rowa, kotryž běše ze zkały wurubany, a pši⸗ wali kamjeń pšed rowowe durje. Mat. 27, 60. </text:p>
      <text:p text:style-name="P1">47. Ale Marja Madlena a Marja Jozesowa hladaštej, hdźe bě po⸗ łoženy. </text:p>
      <text:p text:style-name="P2"><text:s/></text:p>
      <text:p text:style-name="P1">----------------------------------- https://digital.slub-dresden.de/data/kitodo/BibltojeZ_478590679/BibltojeZ_478590679_tif/jpegs/00001385.tif.large.jpg ----------------------------------------------------------- </text:p>
      <text:p text:style-name="P1">80 horjeztaće Sćenje (16. zt.) a k njebju ztpiće. </text:p>
      <text:p text:style-name="P1">16. ztaw. Wo Khryztusowym horjeztaću a k njebju ztpiću. Sćenje na jutrowničku. </text:p>
      <text:p text:style-name="P1">1. A jako so sabatminułbě, naku⸗ pichu Marja Madlena a Marja Ja⸗ kubowa a Salome wonjaze wězy, zo bychu pšišłe a Jezusa žałbowałe. Mat. 28, 1. Luk. 24, 1. Jan. 20, 1. </text:p>
      <text:p text:style-name="P1">2. A wone pšińdźechu k rowu na prěni dźeń po sabaće jara rano, jako słónzo zkhadźeše. </text:p>
      <text:p text:style-name="P1">3. A wone dźachu bjes sobu: Schtó budźe nam tón kamjeń wot rowowych durjow wotwalić? </text:p>
      <text:p text:style-name="P1">4. A jako tam pohladachu, pyt⸗ nychu wone, zo tón kamjeń wotwa⸗ leny bě; pšetož wón bě jara wulki. </text:p>
      <text:p text:style-name="P1">5. A wone zańdźechu do rowa a widźichu młodźenza na prawej ruzy sedźo, tón běše z dołhej běłej draztu wodźety; a woni so ztróžichu. Mat. 28, 2. 3. Luk. 24, 4. Jan. 20, 12. </text:p>
      <text:p text:style-name="P1">6. Wón pak dźeše k nim: Nje⸗ ztróžće so; wy pytaće Jezusa Na⸗ zarenzkeho, teho kšižowaneho; wón je ztanuł a njeje tudy. Hlaj to mězto, hdźež jeho běchu połožili. Mat. 28, 5. </text:p>
      <text:p text:style-name="P1">7. Dźiće pak a powjezće to jeho wučomnikam a Pětrej, zo wón prjedy was póńdźe do Galilejzkeje; tam budźeće jeho widźić, kaž wón wam prajił je. </text:p>
      <text:p text:style-name="P1">8. A woni wuńdźechu khětzje a ćeknychu wot rowa, pšetož ztra⸗ chota a hroza běše na nje pši⸗ šła; a njeprajachu nikomu nicżo, pšetož wone so bojachu. </text:p>
      <text:p text:style-name="P1">9. Jezus pak, jako běše ztanuł rano na prěnim dnju teho tydźenja, zjewi wón so najprjedy Marji Ma⸗ dlenje, wot kotrejež wón sydom djabołow běše wuhnał. </text:p>
      <text:p text:style-name="P1">10. A wona dźěše a pšipowje⸗ dźi to tym, kotziž běchu z nim byli, kiž žarowachu a płakachu. </text:p>
      <text:p text:style-name="P1">11. A ći sami, jako słyšachu, zo wón je žiwy a zo je wot njeje widźeny, njewěrjachu woni. </text:p>
      <text:p text:style-name="P1">12. Potom pak, jako dwaj wot nich khodźeštaj, zjewi wón so w hinakšim štalće, jako wonaj pšes polo dźěštaj. Luk. 24, 13. </text:p>
      <text:p text:style-name="P1">13. A taj samaj tež woteńdźeš⸗ taj a powjedaštaj to tym druhim; ale woni tež tymaj njewěrjachu. Sćenje na Bože ztpiće. </text:p>
      <text:p text:style-name="P1">14. [Naposledku, jako ći jidna⸗ ćo za blidom sedźichu, zjewi wón so jim a naswari jich njewěru a twjerdu wutrobu, zo njeběchu tym wěrili, kotziž jeho běchu zbudźeneho widźili; Luk. 24, 36. Jan. 20, 19. 1 Kor. 15, 5. 7. </text:p>
      <text:p text:style-name="P1">15. A dźeše k nim: Dźiće po wšěm swěće a prědujće to evangelion wšitkemu ztwo⸗ rjenju; Mat. 28, 19. Kol. 1, 23. </text:p>
      <text:p text:style-name="P1">16. Schtóž wěri a kšćeny budźe, tón budźe zbóžny; štóž pak njewěri, tón budźe zata⸗ many. Jan. 3, 18. 36. St. 12, 48. Jap. zk. 2, 38. </text:p>
      <text:p text:style-name="P1">17. Zejchi pak, kiž wěrjazych bu⸗ dźa pšewodźić, su te: W mojim mjenje budźa čertow won honić, z nowymi jazykami ryčeć, Jap. zk. 16, 18. St. 2, 4. 11. St. 10, 46. </text:p>
      <text:p text:style-name="P1">18. Hady zahnać; a budźa⸗li što smjertneho pić, njebudźe to jim škodźić; na khorych budźa woni ruzy kłazć, dha budźe jim lěpje. Luk. 10, 19. Jap. zk. 28, 5. 8. </text:p>
      <text:p text:style-name="P1">19. A tón Knjes tak, jako běše z nimi poryčał, bu horje wzaty do njebjes a je so synuł k prawizy Božej. Luk. 24, 51. Jap. zk. 1, 9. </text:p>
      <text:p text:style-name="P1">20. Woni pak dźěchu won a prě⸗ dowachu wšudźom z pomozu teho Knjeza, kiž wobtwjerdźi to słowo pšes te zejchi, kotrež činjachu.) Jap. zk. 3, 16. St. 14,3. Hěbr."2, 4. 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20:02:21.283077744</meta:creation-date>
    <dc:date>2023-01-08T20:04:22.557063758</dc:date>
    <meta:editing-duration>PT2M2S</meta:editing-duration>
    <meta:editing-cycles>1</meta:editing-cycles>
    <meta:document-statistic meta:table-count="0" meta:image-count="0" meta:object-count="0" meta:page-count="31" meta:paragraph-count="783" meta:word-count="16931" meta:character-count="94972" meta:non-whitespace-character-count="78011"/>
    <meta:generator>LibreOffice/7.3.7.2$Linux_X86_64 LibreOffice_project/30$Build-2</meta:generator>
  </office:meta>
</office:document-meta>
</file>